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00"/>
    <style:style style:name="ce4" style:family="table-cell" style:parent-style-name="Default" style:data-style-name="N10004"/>
    <style:style style:name="ce5" style:family="table-cell" style:parent-style-name="Default" style:data-style-name="N4"/>
    <style:style style:name="ce6" style:family="table-cell" style:parent-style-name="Default" style:data-style-name="N10011"/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zuul" table:style-name="ta1">
        <table:table-column table:style-name="co1" table:number-columns-repeated="9" table:default-cell-style-name="ce1"/>
        <table:table-column table:style-name="co1" table:default-cell-style-name="ce4"/>
        <table:table-column table:style-name="co1" table:default-cell-style-name="ce6"/>
        <table:table-column table:style-name="co1" table:number-columns-repeated="4" table:default-cell-style-name="ce4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table:style-name="ce5" office:value-type="float" office:value="348.933650397284" calcext:value-type="float">
            <text:p>348,9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37.62407212537" calcext:value-type="float">
            <text:p>1,137.62</text:p>
          </table:table-cell>
          <table:table-cell office:value-type="float" office:value="202.194903444157" calcext:value-type="float">
            <text:p>202.19</text:p>
          </table:table-cell>
          <table:table-cell office:value-type="float" office:value="164.422229174369" calcext:value-type="float">
            <text:p>164.42</text:p>
          </table:table-cell>
          <table:table-cell office:value-type="float" office:value="182" calcext:value-type="float">
            <text:p>182.0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08" calcext:value-type="float">
            <text:p>1308</text:p>
          </table:table-cell>
          <table:table-cell table:style-name="ce5" office:value-type="float" office:value="218.868509662867" calcext:value-type="float">
            <text:p>218,8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27.586401308" calcext:value-type="float">
            <text:p>1.127,59</text:p>
          </table:table-cell>
          <table:table-cell table:style-name="ce5" office:value-type="float" office:value="200.410864294977" calcext:value-type="float">
            <text:p>200,41</text:p>
          </table:table-cell>
          <table:table-cell table:style-name="ce5" office:value-type="float" office:value="164.072630659074" calcext:value-type="float">
            <text:p>164,07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546" calcext:value-type="float">
            <text:p>1546</text:p>
          </table:table-cell>
          <table:table-cell table:style-name="ce5" office:value-type="float" office:value="200.930035897766" calcext:value-type="float">
            <text:p>200,9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2.82449072884" calcext:value-type="float">
            <text:p>1.142,82</text:p>
          </table:table-cell>
          <table:table-cell table:style-name="ce5" office:value-type="float" office:value="203.119196594383" calcext:value-type="float">
            <text:p>203,12</text:p>
          </table:table-cell>
          <table:table-cell table:style-name="ce5" office:value-type="float" office:value="166.28989171738" calcext:value-type="float">
            <text:p>166,29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474" calcext:value-type="float">
            <text:p>1474</text:p>
          </table:table-cell>
          <table:table-cell table:style-name="ce5" office:value-type="float" office:value="210.990873792374" calcext:value-type="float">
            <text:p>210,99</text:p>
          </table:table-cell>
          <table:table-cell table:style-name="ce7" office:value-type="percentage" office:value="0.00015" calcext:value-type="percentage">
            <text:p>0,02%</text:p>
          </table:table-cell>
          <table:table-cell table:style-name="ce5" office:value-type="float" office:value="1132.24637681159" calcext:value-type="float">
            <text:p>1.132,25</text:p>
          </table:table-cell>
          <table:table-cell table:style-name="ce5" office:value-type="float" office:value="201.249882794809" calcext:value-type="float">
            <text:p>201,25</text:p>
          </table:table-cell>
          <table:table-cell table:style-name="ce5" office:value-type="float" office:value="164.750693500906" calcext:value-type="float">
            <text:p>164,75</text:p>
          </table:table-cell>
          <table:table-cell table:style-name="ce5" office:value-type="float" office:value="182.00975" calcext:value-type="float">
            <text:p>182,01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48" calcext:value-type="float">
            <text:p>1048</text:p>
          </table:table-cell>
          <table:table-cell table:style-name="ce5" office:value-type="float" office:value="191.860485124919" calcext:value-type="float">
            <text:p>191,86</text:p>
          </table:table-cell>
          <table:table-cell table:style-name="ce7" office:value-type="percentage" office:value="0.001525" calcext:value-type="percentage">
            <text:p>0,15%</text:p>
          </table:table-cell>
          <table:table-cell table:style-name="ce5" office:value-type="float" office:value="1093.1649859255" calcext:value-type="float">
            <text:p>1.093,16</text:p>
          </table:table-cell>
          <table:table-cell table:style-name="ce5" office:value-type="float" office:value="194.398815837569" calcext:value-type="float">
            <text:p>194,40</text:p>
          </table:table-cell>
          <table:table-cell table:style-name="ce5" office:value-type="float" office:value="159.064045803613" calcext:value-type="float">
            <text:p>159,06</text:p>
          </table:table-cell>
          <table:table-cell table:style-name="ce5" office:value-type="float" office:value="182.099125" calcext:value-type="float">
            <text:p>182,1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999" calcext:value-type="float">
            <text:p>1999</text:p>
          </table:table-cell>
          <table:table-cell table:style-name="ce5" office:value-type="float" office:value="222.955862973447" calcext:value-type="float">
            <text:p>222,96</text:p>
          </table:table-cell>
          <table:table-cell table:style-name="ce7" office:value-type="percentage" office:value="0.005975" calcext:value-type="percentage">
            <text:p>0,60%</text:p>
          </table:table-cell>
          <table:table-cell table:style-name="ce5" office:value-type="float" office:value="1097.54424475237" calcext:value-type="float">
            <text:p>1.097,54</text:p>
          </table:table-cell>
          <table:table-cell table:style-name="ce5" office:value-type="float" office:value="195.487608682604" calcext:value-type="float">
            <text:p>195,49</text:p>
          </table:table-cell>
          <table:table-cell table:style-name="ce5" office:value-type="float" office:value="159.701262175881" calcext:value-type="float">
            <text:p>159,70</text:p>
          </table:table-cell>
          <table:table-cell table:style-name="ce5" office:value-type="float" office:value="182.388375" calcext:value-type="float">
            <text:p>182,3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43" calcext:value-type="float">
            <text:p>1543</text:p>
          </table:table-cell>
          <table:table-cell table:style-name="ce5" office:value-type="float" office:value="236.257235723051" calcext:value-type="float">
            <text:p>236,26</text:p>
          </table:table-cell>
          <table:table-cell table:style-name="ce7" office:value-type="percentage" office:value="0.015925" calcext:value-type="percentage">
            <text:p>1,59%</text:p>
          </table:table-cell>
          <table:table-cell table:style-name="ce5" office:value-type="float" office:value="1092.47828699405" calcext:value-type="float">
            <text:p>1.092,48</text:p>
          </table:table-cell>
          <table:table-cell table:style-name="ce5" office:value-type="float" office:value="195.275292792716" calcext:value-type="float">
            <text:p>195,28</text:p>
          </table:table-cell>
          <table:table-cell table:style-name="ce5" office:value-type="float" office:value="158.964125744251" calcext:value-type="float">
            <text:p>158,96</text:p>
          </table:table-cell>
          <table:table-cell table:style-name="ce5" office:value-type="float" office:value="183.035125" calcext:value-type="float">
            <text:p>183,0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40" calcext:value-type="float">
            <text:p>2140</text:p>
          </table:table-cell>
          <table:table-cell table:style-name="ce5" office:value-type="float" office:value="404.09420317218" calcext:value-type="float">
            <text:p>404,09</text:p>
          </table:table-cell>
          <table:table-cell table:style-name="ce7" office:value-type="percentage" office:value="0.02315" calcext:value-type="percentage">
            <text:p>2,32%</text:p>
          </table:table-cell>
          <table:table-cell table:style-name="ce5" office:value-type="float" office:value="969.062674128449" calcext:value-type="float">
            <text:p>969,06</text:p>
          </table:table-cell>
          <table:table-cell table:style-name="ce5" office:value-type="float" office:value="173.659769287376" calcext:value-type="float">
            <text:p>173,66</text:p>
          </table:table-cell>
          <table:table-cell table:style-name="ce5" office:value-type="float" office:value="141.006189887831" calcext:value-type="float">
            <text:p>141,01</text:p>
          </table:table-cell>
          <table:table-cell table:style-name="ce5" office:value-type="float" office:value="183.50475" calcext:value-type="float">
            <text:p>183,5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48" calcext:value-type="float">
            <text:p>8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376" calcext:value-type="float">
            <text:p>2376</text:p>
          </table:table-cell>
          <table:table-cell table:style-name="ce5" office:value-type="float" office:value="299.57274822612" calcext:value-type="float">
            <text:p>299,57</text:p>
          </table:table-cell>
          <table:table-cell table:style-name="ce7" office:value-type="percentage" office:value="0.06195" calcext:value-type="percentage">
            <text:p>6,20%</text:p>
          </table:table-cell>
          <table:table-cell table:style-name="ce5" office:value-type="float" office:value="1003.96566437428" calcext:value-type="float">
            <text:p>1.003,97</text:p>
          </table:table-cell>
          <table:table-cell table:style-name="ce5" office:value-type="float" office:value="182.387177397596" calcext:value-type="float">
            <text:p>182,39</text:p>
          </table:table-cell>
          <table:table-cell table:style-name="ce5" office:value-type="float" office:value="146.08484764821" calcext:value-type="float">
            <text:p>146,08</text:p>
          </table:table-cell>
          <table:table-cell table:style-name="ce5" office:value-type="float" office:value="186.02675" calcext:value-type="float">
            <text:p>186,0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260" calcext:value-type="float">
            <text:p>126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ce5" office:value-type="float" office:value="535.5229655806" calcext:value-type="float">
            <text:p>535,52</text:p>
          </table:table-cell>
          <table:table-cell table:style-name="ce7" office:value-type="percentage" office:value="0.083425" calcext:value-type="percentage">
            <text:p>8,34%</text:p>
          </table:table-cell>
          <table:table-cell table:style-name="ce5" office:value-type="float" office:value="951.271136055554" calcext:value-type="float">
            <text:p>951,27</text:p>
          </table:table-cell>
          <table:table-cell table:style-name="ce5" office:value-type="float" office:value="174.111067779555" calcext:value-type="float">
            <text:p>174,11</text:p>
          </table:table-cell>
          <table:table-cell table:style-name="ce5" office:value-type="float" office:value="138.417382101834" calcext:value-type="float">
            <text:p>138,42</text:p>
          </table:table-cell>
          <table:table-cell table:style-name="ce5" office:value-type="float" office:value="187.422625" calcext:value-type="float">
            <text:p>187,4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472" calcext:value-type="float">
            <text:p>14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85" calcext:value-type="float">
            <text:p>3085</text:p>
          </table:table-cell>
          <table:table-cell table:style-name="ce5" office:value-type="float" office:value="526.101959557836" calcext:value-type="float">
            <text:p>526,10</text:p>
          </table:table-cell>
          <table:table-cell table:style-name="ce7" office:value-type="percentage" office:value="0.106275" calcext:value-type="percentage">
            <text:p>10,63%</text:p>
          </table:table-cell>
          <table:table-cell table:style-name="ce5" office:value-type="float" office:value="912.034292489398" calcext:value-type="float">
            <text:p>912,03</text:p>
          </table:table-cell>
          <table:table-cell table:style-name="ce5" office:value-type="float" office:value="168.252402462208" calcext:value-type="float">
            <text:p>168,25</text:p>
          </table:table-cell>
          <table:table-cell table:style-name="ce5" office:value-type="float" office:value="133.598773313877" calcext:value-type="float">
            <text:p>133,60</text:p>
          </table:table-cell>
          <table:table-cell table:style-name="ce5" office:value-type="float" office:value="188.907875" calcext:value-type="float">
            <text:p>188,91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17" calcext:value-type="float">
            <text:p>4317</text:p>
          </table:table-cell>
          <table:table-cell table:style-name="ce5" office:value-type="float" office:value="1205.50220765705" calcext:value-type="float">
            <text:p>1.205,5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717.19290696215" calcext:value-type="float">
            <text:p>717,19</text:p>
          </table:table-cell>
          <table:table-cell table:style-name="ce5" office:value-type="float" office:value="127.469833073351" calcext:value-type="float">
            <text:p>127,47</text:p>
          </table:table-cell>
          <table:table-cell table:style-name="ce5" office:value-type="float" office:value="105.757938428989" calcext:value-type="float">
            <text:p>105,76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809" calcext:value-type="float">
            <text:p>380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631" calcext:value-type="float">
            <text:p>12631</text:p>
          </table:table-cell>
          <table:table-cell table:style-name="ce5" office:value-type="float" office:value="1862.35805573537" calcext:value-type="float">
            <text:p>1.862,3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848.212392383053" calcext:value-type="float">
            <text:p>848,21</text:p>
          </table:table-cell>
          <table:table-cell table:style-name="ce5" office:value-type="float" office:value="150.756499427457" calcext:value-type="float">
            <text:p>150,76</text:p>
          </table:table-cell>
          <table:table-cell table:style-name="ce5" office:value-type="float" office:value="125.906526994359" calcext:value-type="float">
            <text:p>125,91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161" calcext:value-type="float">
            <text:p>116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091" calcext:value-type="float">
            <text:p>3091</text:p>
          </table:table-cell>
          <table:table-cell table:style-name="ce5" office:value-type="float" office:value="707.162567548208" calcext:value-type="float">
            <text:p>707,1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090.39363210119" calcext:value-type="float">
            <text:p>1.090,39</text:p>
          </table:table-cell>
          <table:table-cell table:style-name="ce5" office:value-type="float" office:value="193.800430705485" calcext:value-type="float">
            <text:p>193,80</text:p>
          </table:table-cell>
          <table:table-cell table:style-name="ce5" office:value-type="float" office:value="161.85530476502" calcext:value-type="float">
            <text:p>161,86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69" calcext:value-type="float">
            <text:p>66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ce5" office:value-type="float" office:value="303.593930231106" calcext:value-type="float">
            <text:p>303,5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0.08835684766" calcext:value-type="float">
            <text:p>1.140,09</text:p>
          </table:table-cell>
          <table:table-cell table:style-name="ce5" office:value-type="float" office:value="202.632891549095" calcext:value-type="float">
            <text:p>202,63</text:p>
          </table:table-cell>
          <table:table-cell table:style-name="ce5" office:value-type="float" office:value="169.231865469574" calcext:value-type="float">
            <text:p>169,23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050" calcext:value-type="float">
            <text:p>105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646" calcext:value-type="float">
            <text:p>2646</text:p>
          </table:table-cell>
          <table:table-cell table:style-name="ce5" office:value-type="float" office:value="668.883540614657" calcext:value-type="float">
            <text:p>668,88</text:p>
          </table:table-cell>
          <table:table-cell table:style-name="ce7" office:value-type="percentage" office:value="0.000325" calcext:value-type="percentage">
            <text:p>0,03%</text:p>
          </table:table-cell>
          <table:table-cell table:style-name="ce5" office:value-type="float" office:value="1018.30401466358" calcext:value-type="float">
            <text:p>1.018,30</text:p>
          </table:table-cell>
          <table:table-cell table:style-name="ce5" office:value-type="float" office:value="181.008635098712" calcext:value-type="float">
            <text:p>181,01</text:p>
          </table:table-cell>
          <table:table-cell table:style-name="ce5" office:value-type="float" office:value="151.154502176625" calcext:value-type="float">
            <text:p>151,15</text:p>
          </table:table-cell>
          <table:table-cell table:style-name="ce5" office:value-type="float" office:value="182.021125" calcext:value-type="float">
            <text:p>182,0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610" calcext:value-type="float">
            <text:p>261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568" calcext:value-type="float">
            <text:p>5568</text:p>
          </table:table-cell>
          <table:table-cell table:style-name="ce5" office:value-type="float" office:value="1179.23903357625" calcext:value-type="float">
            <text:p>1.179,24</text:p>
          </table:table-cell>
          <table:table-cell table:style-name="ce7" office:value-type="percentage" office:value="0.004775" calcext:value-type="percentage">
            <text:p>0,48%</text:p>
          </table:table-cell>
          <table:table-cell table:style-name="ce5" office:value-type="float" office:value="916.023541805024" calcext:value-type="float">
            <text:p>916,02</text:p>
          </table:table-cell>
          <table:table-cell table:style-name="ce5" office:value-type="float" office:value="163.086518960256" calcext:value-type="float">
            <text:p>163,09</text:p>
          </table:table-cell>
          <table:table-cell table:style-name="ce5" office:value-type="float" office:value="135.972244486683" calcext:value-type="float">
            <text:p>135,97</text:p>
          </table:table-cell>
          <table:table-cell table:style-name="ce5" office:value-type="float" office:value="182.310375" calcext:value-type="float">
            <text:p>182,31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347" calcext:value-type="float">
            <text:p>5347</text:p>
          </table:table-cell>
          <table:table-cell table:style-name="ce5" office:value-type="float" office:value="1195.54466309419" calcext:value-type="float">
            <text:p>1.195,54</text:p>
          </table:table-cell>
          <table:table-cell table:style-name="ce7" office:value-type="percentage" office:value="0.0118" calcext:value-type="percentage">
            <text:p>1,18%</text:p>
          </table:table-cell>
          <table:table-cell table:style-name="ce5" office:value-type="float" office:value="972.006220839813" calcext:value-type="float">
            <text:p>972,01</text:p>
          </table:table-cell>
          <table:table-cell table:style-name="ce5" office:value-type="float" office:value="173.486973597881" calcext:value-type="float">
            <text:p>173,49</text:p>
          </table:table-cell>
          <table:table-cell table:style-name="ce5" office:value-type="float" office:value="144.28217340591" calcext:value-type="float">
            <text:p>144,28</text:p>
          </table:table-cell>
          <table:table-cell table:style-name="ce5" office:value-type="float" office:value="182.767" calcext:value-type="float">
            <text:p>182,7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808" calcext:value-type="float">
            <text:p>18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640" calcext:value-type="float">
            <text:p>3640</text:p>
          </table:table-cell>
          <table:table-cell table:style-name="ce5" office:value-type="float" office:value="644.077808397106" calcext:value-type="float">
            <text:p>644,08</text:p>
          </table:table-cell>
          <table:table-cell table:style-name="ce7" office:value-type="percentage" office:value="0.0298" calcext:value-type="percentage">
            <text:p>2,98%</text:p>
          </table:table-cell>
          <table:table-cell table:style-name="ce5" office:value-type="float" office:value="979.168196616974" calcext:value-type="float">
            <text:p>979,17</text:p>
          </table:table-cell>
          <table:table-cell table:style-name="ce5" office:value-type="float" office:value="175.884043536266" calcext:value-type="float">
            <text:p>175,88</text:p>
          </table:table-cell>
          <table:table-cell table:style-name="ce5" office:value-type="float" office:value="145.345279185332" calcext:value-type="float">
            <text:p>145,35</text:p>
          </table:table-cell>
          <table:table-cell table:style-name="ce5" office:value-type="float" office:value="183.937" calcext:value-type="float">
            <text:p>183,9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255" calcext:value-type="float">
            <text:p>22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030" calcext:value-type="float">
            <text:p>4030</text:p>
          </table:table-cell>
          <table:table-cell table:style-name="ce5" office:value-type="float" office:value="863.829066970074" calcext:value-type="float">
            <text:p>863,83</text:p>
          </table:table-cell>
          <table:table-cell table:style-name="ce7" office:value-type="percentage" office:value="0.044875" calcext:value-type="percentage">
            <text:p>4,49%</text:p>
          </table:table-cell>
          <table:table-cell table:style-name="ce5" office:value-type="float" office:value="953.197979220284" calcext:value-type="float">
            <text:p>953,20</text:p>
          </table:table-cell>
          <table:table-cell table:style-name="ce5" office:value-type="float" office:value="172.131241771221" calcext:value-type="float">
            <text:p>172,13</text:p>
          </table:table-cell>
          <table:table-cell table:style-name="ce5" office:value-type="float" office:value="141.490325040511" calcext:value-type="float">
            <text:p>141,49</text:p>
          </table:table-cell>
          <table:table-cell table:style-name="ce5" office:value-type="float" office:value="184.916875" calcext:value-type="float">
            <text:p>184,9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594" calcext:value-type="float">
            <text:p>25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85" calcext:value-type="float">
            <text:p>6885</text:p>
          </table:table-cell>
          <table:table-cell table:style-name="ce5" office:value-type="float" office:value="1086.36626035085" calcext:value-type="float">
            <text:p>1.086,37</text:p>
          </table:table-cell>
          <table:table-cell table:style-name="ce7" office:value-type="percentage" office:value="0.07255" calcext:value-type="percentage">
            <text:p>7,26%</text:p>
          </table:table-cell>
          <table:table-cell table:style-name="ce5" office:value-type="float" office:value="929.519206190598" calcext:value-type="float">
            <text:p>929,52</text:p>
          </table:table-cell>
          <table:table-cell table:style-name="ce5" office:value-type="float" office:value="169.488159886018" calcext:value-type="float">
            <text:p>169,49</text:p>
          </table:table-cell>
          <table:table-cell table:style-name="ce5" office:value-type="float" office:value="137.975507168917" calcext:value-type="float">
            <text:p>137,98</text:p>
          </table:table-cell>
          <table:table-cell table:style-name="ce5" office:value-type="float" office:value="186.71575" calcext:value-type="float">
            <text:p>186,7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539" calcext:value-type="float">
            <text:p>35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987" calcext:value-type="float">
            <text:p>5987</text:p>
          </table:table-cell>
          <table:table-cell table:style-name="ce5" office:value-type="float" office:value="1353.3668202988" calcext:value-type="float">
            <text:p>1.353,37</text:p>
          </table:table-cell>
          <table:table-cell table:style-name="ce7" office:value-type="percentage" office:value="0.0922" calcext:value-type="percentage">
            <text:p>9,22%</text:p>
          </table:table-cell>
          <table:table-cell table:style-name="ce5" office:value-type="float" office:value="875.925195988263" calcext:value-type="float">
            <text:p>875,93</text:p>
          </table:table-cell>
          <table:table-cell table:style-name="ce5" office:value-type="float" office:value="160.808403681076" calcext:value-type="float">
            <text:p>160,81</text:p>
          </table:table-cell>
          <table:table-cell table:style-name="ce5" office:value-type="float" office:value="130.875541978715" calcext:value-type="float">
            <text:p>130,88</text:p>
          </table:table-cell>
          <table:table-cell table:style-name="ce5" office:value-type="float" office:value="187.993" calcext:value-type="float">
            <text:p>187,9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57" calcext:value-type="float">
            <text:p>6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29" calcext:value-type="float">
            <text:p>1929</text:p>
          </table:table-cell>
          <table:table-cell table:style-name="ce5" office:value-type="float" office:value="374.50236288099" calcext:value-type="float">
            <text:p>374,5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6.42744547304" calcext:value-type="float">
            <text:p>1.146,43</text:p>
          </table:table-cell>
          <table:table-cell table:style-name="ce5" office:value-type="float" office:value="203.759565503998" calcext:value-type="float">
            <text:p>203,76</text:p>
          </table:table-cell>
          <table:table-cell table:style-name="ce5" office:value-type="float" office:value="169.053265885185" calcext:value-type="float">
            <text:p>169,05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02" calcext:value-type="float">
            <text:p>5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970" calcext:value-type="float">
            <text:p>1970</text:p>
          </table:table-cell>
          <table:table-cell table:style-name="ce5" office:value-type="float" office:value="269.985461468899" calcext:value-type="float">
            <text:p>269,9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3.2164394524" calcext:value-type="float">
            <text:p>1.143,22</text:p>
          </table:table-cell>
          <table:table-cell table:style-name="ce5" office:value-type="float" office:value="203.188859355798" calcext:value-type="float">
            <text:p>203,19</text:p>
          </table:table-cell>
          <table:table-cell table:style-name="ce5" office:value-type="float" office:value="169.696190231216" calcext:value-type="float">
            <text:p>169,70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48" calcext:value-type="float">
            <text:p>2148</text:p>
          </table:table-cell>
          <table:table-cell table:style-name="ce5" office:value-type="float" office:value="265.032801759706" calcext:value-type="float">
            <text:p>265,03</text:p>
          </table:table-cell>
          <table:table-cell table:style-name="ce7" office:value-type="percentage" office:value="0.00045" calcext:value-type="percentage">
            <text:p>0,05%</text:p>
          </table:table-cell>
          <table:table-cell table:style-name="ce5" office:value-type="float" office:value="1161.44018583043" calcext:value-type="float">
            <text:p>1.161,44</text:p>
          </table:table-cell>
          <table:table-cell table:style-name="ce5" office:value-type="float" office:value="206.461021432201" calcext:value-type="float">
            <text:p>206,46</text:p>
          </table:table-cell>
          <table:table-cell table:style-name="ce5" office:value-type="float" office:value="172.401277584204" calcext:value-type="float">
            <text:p>172,40</text:p>
          </table:table-cell>
          <table:table-cell table:style-name="ce5" office:value-type="float" office:value="182.02925" calcext:value-type="float">
            <text:p>182,0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728" calcext:value-type="float">
            <text:p>2728</text:p>
          </table:table-cell>
          <table:table-cell table:style-name="ce5" office:value-type="float" office:value="570.984326082441" calcext:value-type="float">
            <text:p>570,98</text:p>
          </table:table-cell>
          <table:table-cell table:style-name="ce7" office:value-type="percentage" office:value="0.056" calcext:value-type="percentage">
            <text:p>5,60%</text:p>
          </table:table-cell>
          <table:table-cell table:style-name="ce5" office:value-type="float" office:value="1003.43677094047" calcext:value-type="float">
            <text:p>1.003,44</text:p>
          </table:table-cell>
          <table:table-cell table:style-name="ce5" office:value-type="float" office:value="181.912111481825" calcext:value-type="float">
            <text:p>181,91</text:p>
          </table:table-cell>
          <table:table-cell table:style-name="ce5" office:value-type="float" office:value="148.947645686476" calcext:value-type="float">
            <text:p>148,95</text:p>
          </table:table-cell>
          <table:table-cell table:style-name="ce5" office:value-type="float" office:value="185.64" calcext:value-type="float">
            <text:p>185,6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879" calcext:value-type="float">
            <text:p>287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987" calcext:value-type="float">
            <text:p>4987</text:p>
          </table:table-cell>
          <table:table-cell table:style-name="ce5" office:value-type="float" office:value="1240.82921192963" calcext:value-type="float">
            <text:p>1.240,83</text:p>
          </table:table-cell>
          <table:table-cell table:style-name="ce7" office:value-type="percentage" office:value="0.108075" calcext:value-type="percentage">
            <text:p>10,81%</text:p>
          </table:table-cell>
          <table:table-cell table:style-name="ce5" office:value-type="float" office:value="910.290837922716" calcext:value-type="float">
            <text:p>910,29</text:p>
          </table:table-cell>
          <table:table-cell table:style-name="ce5" office:value-type="float" office:value="168.034777199206" calcext:value-type="float">
            <text:p>168,03</text:p>
          </table:table-cell>
          <table:table-cell table:style-name="ce5" office:value-type="float" office:value="136.010252150562" calcext:value-type="float">
            <text:p>136,01</text:p>
          </table:table-cell>
          <table:table-cell table:style-name="ce5" office:value-type="float" office:value="189.024875" calcext:value-type="float">
            <text:p>189,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8"/>
          <table:table-cell table:style-name="ce5"/>
          <table:table-cell table:style-name="ce7"/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06" calcext:value-type="float">
            <text:p>6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51" calcext:value-type="float">
            <text:p>1951</text:p>
          </table:table-cell>
          <table:table-cell table:style-name="ce5" office:value-type="float" office:value="336.840571185493" calcext:value-type="float">
            <text:p>336,8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5.60659869401" calcext:value-type="float">
            <text:p>1.145,61</text:p>
          </table:table-cell>
          <table:table-cell table:style-name="ce5" office:value-type="float" office:value="203.613672814755" calcext:value-type="float">
            <text:p>203,61</text:p>
          </table:table-cell>
          <table:table-cell table:style-name="ce5" office:value-type="float" office:value="168.932223049605" calcext:value-type="float">
            <text:p>168,93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73" calcext:value-type="float">
            <text:p>37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573" calcext:value-type="float">
            <text:p>1573</text:p>
          </table:table-cell>
          <table:table-cell table:style-name="ce5" office:value-type="float" office:value="267.390839683542" calcext:value-type="float">
            <text:p>267,3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1.61767224157" calcext:value-type="float">
            <text:p>1.141,62</text:p>
          </table:table-cell>
          <table:table-cell table:style-name="ce5" office:value-type="float" office:value="202.90470346481" calcext:value-type="float">
            <text:p>202,90</text:p>
          </table:table-cell>
          <table:table-cell table:style-name="ce5" office:value-type="float" office:value="169.458873223358" calcext:value-type="float">
            <text:p>169,46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87" calcext:value-type="float">
            <text:p>48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661" calcext:value-type="float">
            <text:p>1661</text:p>
          </table:table-cell>
          <table:table-cell table:style-name="ce5" office:value-type="float" office:value="261.042340818017" calcext:value-type="float">
            <text:p>261,04</text:p>
          </table:table-cell>
          <table:table-cell table:style-name="ce7" office:value-type="percentage" office:value="0.001225" calcext:value-type="percentage">
            <text:p>0,12%</text:p>
          </table:table-cell>
          <table:table-cell table:style-name="ce5" office:value-type="float" office:value="1151.50991737916" calcext:value-type="float">
            <text:p>1.151,51</text:p>
          </table:table-cell>
          <table:table-cell table:style-name="ce5" office:value-type="float" office:value="204.752435488456" calcext:value-type="float">
            <text:p>204,75</text:p>
          </table:table-cell>
          <table:table-cell table:style-name="ce5" office:value-type="float" office:value="170.92725336097" calcext:value-type="float">
            <text:p>170,93</text:p>
          </table:table-cell>
          <table:table-cell table:style-name="ce5" office:value-type="float" office:value="182.079625" calcext:value-type="float">
            <text:p>182,0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339" calcext:value-type="float">
            <text:p>13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308" calcext:value-type="float">
            <text:p>4308</text:p>
          </table:table-cell>
          <table:table-cell table:style-name="ce5" office:value-type="float" office:value="463.341630919539" calcext:value-type="float">
            <text:p>463,34</text:p>
          </table:table-cell>
          <table:table-cell table:style-name="ce7" office:value-type="percentage" office:value="0.059525" calcext:value-type="percentage">
            <text:p>5,95%</text:p>
          </table:table-cell>
          <table:table-cell table:style-name="ce5" office:value-type="float" office:value="1009.79501161264" calcext:value-type="float">
            <text:p>1.009,80</text:p>
          </table:table-cell>
          <table:table-cell table:style-name="ce5" office:value-type="float" office:value="183.290737536921" calcext:value-type="float">
            <text:p>183,29</text:p>
          </table:table-cell>
          <table:table-cell table:style-name="ce5" office:value-type="float" office:value="149.891447036252" calcext:value-type="float">
            <text:p>149,89</text:p>
          </table:table-cell>
          <table:table-cell table:style-name="ce5" office:value-type="float" office:value="185.869125" calcext:value-type="float">
            <text:p>185,8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340" calcext:value-type="float">
            <text:p>234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06" calcext:value-type="float">
            <text:p>4706</text:p>
          </table:table-cell>
          <table:table-cell table:style-name="ce5" office:value-type="float" office:value="1204.43156848772" calcext:value-type="float">
            <text:p>1.204,43</text:p>
          </table:table-cell>
          <table:table-cell table:style-name="ce7" office:value-type="percentage" office:value="0.106675" calcext:value-type="percentage">
            <text:p>10,67%</text:p>
          </table:table-cell>
          <table:table-cell table:style-name="ce5" office:value-type="float" office:value="915.31086245166" calcext:value-type="float">
            <text:p>915,31</text:p>
          </table:table-cell>
          <table:table-cell table:style-name="ce5" office:value-type="float" office:value="168.880105539633" calcext:value-type="float">
            <text:p>168,88</text:p>
          </table:table-cell>
          <table:table-cell table:style-name="ce5" office:value-type="float" office:value="136.760314409281" calcext:value-type="float">
            <text:p>136,76</text:p>
          </table:table-cell>
          <table:table-cell table:style-name="ce5" office:value-type="float" office:value="188.933875" calcext:value-type="float">
            <text:p>188,9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91" calcext:value-type="float">
            <text:p>8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24" calcext:value-type="float">
            <text:p>2224</text:p>
          </table:table-cell>
          <table:table-cell table:style-name="ce5" office:value-type="float" office:value="387.559731677118" calcext:value-type="float">
            <text:p>387,5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59.68920329352" calcext:value-type="float">
            <text:p>1.159,69</text:p>
          </table:table-cell>
          <table:table-cell table:style-name="ce5" office:value-type="float" office:value="206.116635741621" calcext:value-type="float">
            <text:p>206,12</text:p>
          </table:table-cell>
          <table:table-cell table:style-name="ce5" office:value-type="float" office:value="171.00885712629" calcext:value-type="float">
            <text:p>171,01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821" calcext:value-type="float">
            <text:p>1821</text:p>
          </table:table-cell>
          <table:table-cell table:style-name="ce5" office:value-type="float" office:value="349.777680991651" calcext:value-type="float">
            <text:p>349,7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5.37697219597" calcext:value-type="float">
            <text:p>1.145,38</text:p>
          </table:table-cell>
          <table:table-cell table:style-name="ce5" office:value-type="float" office:value="203.572860292644" calcext:value-type="float">
            <text:p>203,57</text:p>
          </table:table-cell>
          <table:table-cell table:style-name="ce5" office:value-type="float" office:value="170.01689431034" calcext:value-type="float">
            <text:p>170,02</text:p>
          </table:table-cell>
          <table:table-cell table:style-name="ce5" office:value-type="float" office:value="182" calcext:value-type="float">
            <text:p>182,0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ce5" office:value-type="float" office:value="307.867238557344" calcext:value-type="float">
            <text:p>307,87</text:p>
          </table:table-cell>
          <table:table-cell table:style-name="ce7" office:value-type="percentage" office:value="0.00035" calcext:value-type="percentage">
            <text:p>0,04%</text:p>
          </table:table-cell>
          <table:table-cell table:style-name="ce5" office:value-type="float" office:value="1140.83623295876" calcext:value-type="float">
            <text:p>1.140,84</text:p>
          </table:table-cell>
          <table:table-cell table:style-name="ce5" office:value-type="float" office:value="202.791160569135" calcext:value-type="float">
            <text:p>202,79</text:p>
          </table:table-cell>
          <table:table-cell table:style-name="ce5" office:value-type="float" office:value="169.342878329816" calcext:value-type="float">
            <text:p>169,34</text:p>
          </table:table-cell>
          <table:table-cell table:style-name="ce5" office:value-type="float" office:value="182.02275" calcext:value-type="float">
            <text:p>182,02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591" calcext:value-type="float">
            <text:p>15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02" calcext:value-type="float">
            <text:p>3102</text:p>
          </table:table-cell>
          <table:table-cell table:style-name="ce5" office:value-type="float" office:value="592.475632795231" calcext:value-type="float">
            <text:p>592,48</text:p>
          </table:table-cell>
          <table:table-cell table:style-name="ce7" office:value-type="percentage" office:value="0.060875" calcext:value-type="percentage">
            <text:p>6,09%</text:p>
          </table:table-cell>
          <table:table-cell table:style-name="ce5" office:value-type="float" office:value="1016.80266402298" calcext:value-type="float">
            <text:p>1.016,80</text:p>
          </table:table-cell>
          <table:table-cell table:style-name="ce5" office:value-type="float" office:value="184.649849505262" calcext:value-type="float">
            <text:p>184,65</text:p>
          </table:table-cell>
          <table:table-cell table:style-name="ce5" office:value-type="float" office:value="150.931645440911" calcext:value-type="float">
            <text:p>150,93</text:p>
          </table:table-cell>
          <table:table-cell table:style-name="ce5" office:value-type="float" office:value="185.956875" calcext:value-type="float">
            <text:p>185,9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400" calcext:value-type="float">
            <text:p>2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70" calcext:value-type="float">
            <text:p>4770</text:p>
          </table:table-cell>
          <table:table-cell table:style-name="ce5" office:value-type="float" office:value="975.057988844638" calcext:value-type="float">
            <text:p>975,06</text:p>
          </table:table-cell>
          <table:table-cell table:style-name="ce7" office:value-type="percentage" office:value="0.110775" calcext:value-type="percentage">
            <text:p>11,08%</text:p>
          </table:table-cell>
          <table:table-cell table:style-name="ce5" office:value-type="float" office:value="913.721817392695" calcext:value-type="float">
            <text:p>913,72</text:p>
          </table:table-cell>
          <table:table-cell table:style-name="ce5" office:value-type="float" office:value="168.82471728162" calcext:value-type="float">
            <text:p>168,82</text:p>
          </table:table-cell>
          <table:table-cell table:style-name="ce5" office:value-type="float" office:value="136.522888731526" calcext:value-type="float">
            <text:p>136,52</text:p>
          </table:table-cell>
          <table:table-cell table:style-name="ce5" office:value-type="float" office:value="189.200375" calcext:value-type="float">
            <text:p>189,2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31" calcext:value-type="float">
            <text:p>7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903" calcext:value-type="float">
            <text:p>2903</text:p>
          </table:table-cell>
          <table:table-cell table:style-name="ce5" office:value-type="float" office:value="503.293895143006" calcext:value-type="float">
            <text:p>503,2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36.97734572639" calcext:value-type="float">
            <text:p>1.136,98</text:p>
          </table:table-cell>
          <table:table-cell table:style-name="ce5" office:value-type="float" office:value="202.079957931838" calcext:value-type="float">
            <text:p>202,08</text:p>
          </table:table-cell>
          <table:table-cell table:style-name="ce5" office:value-type="float" office:value="168.770074756261" calcext:value-type="float">
            <text:p>168,77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720" calcext:value-type="float">
            <text:p>1720</text:p>
          </table:table-cell>
          <table:table-cell table:style-name="ce5" office:value-type="float" office:value="282.032163900144" calcext:value-type="float">
            <text:p>282,0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8.27041768336" calcext:value-type="float">
            <text:p>1.148,27</text:p>
          </table:table-cell>
          <table:table-cell table:style-name="ce5" office:value-type="float" office:value="204.087125017942" calcext:value-type="float">
            <text:p>204,09</text:p>
          </table:table-cell>
          <table:table-cell table:style-name="ce5" office:value-type="float" office:value="171.567747954643" calcext:value-type="float">
            <text:p>171,57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596" calcext:value-type="float">
            <text:p>1596</text:p>
          </table:table-cell>
          <table:table-cell table:style-name="ce5" office:value-type="float" office:value="284.853944348569" calcext:value-type="float">
            <text:p>284,85</text:p>
          </table:table-cell>
          <table:table-cell table:style-name="ce7" office:value-type="percentage" office:value="0.000475" calcext:value-type="percentage">
            <text:p>0,05%</text:p>
          </table:table-cell>
          <table:table-cell table:style-name="ce5" office:value-type="float" office:value="1146.55889013099" calcext:value-type="float">
            <text:p>1.146,56</text:p>
          </table:table-cell>
          <table:table-cell table:style-name="ce5" office:value-type="float" office:value="203.817498056224" calcext:value-type="float">
            <text:p>203,82</text:p>
          </table:table-cell>
          <table:table-cell table:style-name="ce5" office:value-type="float" office:value="171.312021669963" calcext:value-type="float">
            <text:p>171,31</text:p>
          </table:table-cell>
          <table:table-cell table:style-name="ce5" office:value-type="float" office:value="182.030875" calcext:value-type="float">
            <text:p>182,03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80" calcext:value-type="float">
            <text:p>1980</text:p>
          </table:table-cell>
          <table:table-cell table:style-name="ce5" office:value-type="float" office:value="340.840719419552" calcext:value-type="float">
            <text:p>340,84</text:p>
          </table:table-cell>
          <table:table-cell table:style-name="ce7" office:value-type="percentage" office:value="0.052" calcext:value-type="percentage">
            <text:p>5,20%</text:p>
          </table:table-cell>
          <table:table-cell table:style-name="ce5" office:value-type="float" office:value="1004.69695827996" calcext:value-type="float">
            <text:p>1.004,70</text:p>
          </table:table-cell>
          <table:table-cell table:style-name="ce5" office:value-type="float" office:value="181.885470826112" calcext:value-type="float">
            <text:p>181,89</text:p>
          </table:table-cell>
          <table:table-cell table:style-name="ce5" office:value-type="float" office:value="150.115854118002" calcext:value-type="float">
            <text:p>150,12</text:p>
          </table:table-cell>
          <table:table-cell table:style-name="ce5" office:value-type="float" office:value="185.38" calcext:value-type="float">
            <text:p>185,38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069" calcext:value-type="float">
            <text:p>30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90" calcext:value-type="float">
            <text:p>5090</text:p>
          </table:table-cell>
          <table:table-cell table:style-name="ce5" office:value-type="float" office:value="1216.21131722513" calcext:value-type="float">
            <text:p>1.216,21</text:p>
          </table:table-cell>
          <table:table-cell table:style-name="ce7" office:value-type="percentage" office:value="0.11095" calcext:value-type="percentage">
            <text:p>11,10%</text:p>
          </table:table-cell>
          <table:table-cell table:style-name="ce5" office:value-type="float" office:value="913.700945680479" calcext:value-type="float">
            <text:p>913,70</text:p>
          </table:table-cell>
          <table:table-cell table:style-name="ce5" office:value-type="float" office:value="168.831010653182" calcext:value-type="float">
            <text:p>168,83</text:p>
          </table:table-cell>
          <table:table-cell table:style-name="ce5" office:value-type="float" office:value="137.412056283978" calcext:value-type="float">
            <text:p>137,41</text:p>
          </table:table-cell>
          <table:table-cell table:style-name="ce5" office:value-type="float" office:value="189.21175" calcext:value-type="float">
            <text:p>189,21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003" calcext:value-type="float">
            <text:p>1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99" calcext:value-type="float">
            <text:p>2399</text:p>
          </table:table-cell>
          <table:table-cell table:style-name="ce5" office:value-type="float" office:value="402.011878489485" calcext:value-type="float">
            <text:p>402,0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36.04089747231" calcext:value-type="float">
            <text:p>1.136,04</text:p>
          </table:table-cell>
          <table:table-cell table:style-name="ce5" office:value-type="float" office:value="201.91351888668" calcext:value-type="float">
            <text:p>201,91</text:p>
          </table:table-cell>
          <table:table-cell table:style-name="ce5" office:value-type="float" office:value="168.631070718546" calcext:value-type="float">
            <text:p>168,63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840" calcext:value-type="float">
            <text:p>1840</text:p>
          </table:table-cell>
          <table:table-cell table:style-name="ce5" office:value-type="float" office:value="289.628456869815" calcext:value-type="float">
            <text:p>289,6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13.67875936186" calcext:value-type="float">
            <text:p>1.113,68</text:p>
          </table:table-cell>
          <table:table-cell table:style-name="ce5" office:value-type="float" office:value="197.938998245956" calcext:value-type="float">
            <text:p>197,94</text:p>
          </table:table-cell>
          <table:table-cell table:style-name="ce5" office:value-type="float" office:value="166.399267756216" calcext:value-type="float">
            <text:p>166,40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95" calcext:value-type="float">
            <text:p>595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926" calcext:value-type="float">
            <text:p>1926</text:p>
          </table:table-cell>
          <table:table-cell table:style-name="ce5" office:value-type="float" office:value="317.40284755594" calcext:value-type="float">
            <text:p>317,40</text:p>
          </table:table-cell>
          <table:table-cell table:style-name="ce7" office:value-type="percentage" office:value="0.0007" calcext:value-type="percentage">
            <text:p>0,07%</text:p>
          </table:table-cell>
          <table:table-cell table:style-name="ce5" office:value-type="float" office:value="1155.70194446852" calcext:value-type="float">
            <text:p>1.155,70</text:p>
          </table:table-cell>
          <table:table-cell table:style-name="ce5" office:value-type="float" office:value="205.459314777094" calcext:value-type="float">
            <text:p>205,46</text:p>
          </table:table-cell>
          <table:table-cell table:style-name="ce5" office:value-type="float" office:value="172.678122562191" calcext:value-type="float">
            <text:p>172,68</text:p>
          </table:table-cell>
          <table:table-cell table:style-name="ce5" office:value-type="float" office:value="182.0455" calcext:value-type="float">
            <text:p>182,05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785" calcext:value-type="float">
            <text:p>17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29" calcext:value-type="float">
            <text:p>3329</text:p>
          </table:table-cell>
          <table:table-cell table:style-name="ce5" office:value-type="float" office:value="698.275087531526" calcext:value-type="float">
            <text:p>698,28</text:p>
          </table:table-cell>
          <table:table-cell table:style-name="ce7" office:value-type="percentage" office:value="0.06255" calcext:value-type="percentage">
            <text:p>6,26%</text:p>
          </table:table-cell>
          <table:table-cell table:style-name="ce5" office:value-type="float" office:value="1020.59041155308" calcext:value-type="float">
            <text:p>1.020,59</text:p>
          </table:table-cell>
          <table:table-cell table:style-name="ce5" office:value-type="float" office:value="185.446211297298" calcext:value-type="float">
            <text:p>185,45</text:p>
          </table:table-cell>
          <table:table-cell table:style-name="ce5" office:value-type="float" office:value="152.490559538693" calcext:value-type="float">
            <text:p>152,49</text:p>
          </table:table-cell>
          <table:table-cell table:style-name="ce5" office:value-type="float" office:value="186.06575" calcext:value-type="float">
            <text:p>186,07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389" calcext:value-type="float">
            <text:p>23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13" calcext:value-type="float">
            <text:p>5013</text:p>
          </table:table-cell>
          <table:table-cell table:style-name="ce5" office:value-type="float" office:value="1097.70994215021" calcext:value-type="float">
            <text:p>1.097,71</text:p>
          </table:table-cell>
          <table:table-cell table:style-name="ce7" office:value-type="percentage" office:value="0.1117" calcext:value-type="percentage">
            <text:p>11,17%</text:p>
          </table:table-cell>
          <table:table-cell table:style-name="ce5" office:value-type="float" office:value="904.670360737306" calcext:value-type="float">
            <text:p>904,67</text:p>
          </table:table-cell>
          <table:table-cell table:style-name="ce5" office:value-type="float" office:value="167.205434383128" calcext:value-type="float">
            <text:p>167,21</text:p>
          </table:table-cell>
          <table:table-cell table:style-name="ce5" office:value-type="float" office:value="136.053940970259" calcext:value-type="float">
            <text:p>136,05</text:p>
          </table:table-cell>
          <table:table-cell table:style-name="ce5" office:value-type="float" office:value="189.2605" calcext:value-type="float">
            <text:p>189,26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37" calcext:value-type="float">
            <text:p>8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64" calcext:value-type="float">
            <text:p>2164</text:p>
          </table:table-cell>
          <table:table-cell table:style-name="ce5" office:value-type="float" office:value="367.21696365533" calcext:value-type="float">
            <text:p>367,2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57.77591247214" calcext:value-type="float">
            <text:p>1.157,78</text:p>
          </table:table-cell>
          <table:table-cell table:style-name="ce5" office:value-type="float" office:value="205.776578193291" calcext:value-type="float">
            <text:p>205,78</text:p>
          </table:table-cell>
          <table:table-cell table:style-name="ce5" office:value-type="float" office:value="171.857362007583" calcext:value-type="float">
            <text:p>171,86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823" calcext:value-type="float">
            <text:p>1823</text:p>
          </table:table-cell>
          <table:table-cell table:style-name="ce5" office:value-type="float" office:value="354.013644963537" calcext:value-type="float">
            <text:p>354,0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0.47843070168" calcext:value-type="float">
            <text:p>1.140,48</text:p>
          </table:table-cell>
          <table:table-cell table:style-name="ce5" office:value-type="float" office:value="202.702221081744" calcext:value-type="float">
            <text:p>202,70</text:p>
          </table:table-cell>
          <table:table-cell table:style-name="ce5" office:value-type="float" office:value="170.403515524763" calcext:value-type="float">
            <text:p>170,40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504" calcext:value-type="float">
            <text:p>1504</text:p>
          </table:table-cell>
          <table:table-cell table:style-name="ce5" office:value-type="float" office:value="248.593517936599" calcext:value-type="float">
            <text:p>248,59</text:p>
          </table:table-cell>
          <table:table-cell table:style-name="ce7" office:value-type="percentage" office:value="0.0011" calcext:value-type="percentage">
            <text:p>0,11%</text:p>
          </table:table-cell>
          <table:table-cell table:style-name="ce5" office:value-type="float" office:value="1148.33634771625" calcext:value-type="float">
            <text:p>1.148,34</text:p>
          </table:table-cell>
          <table:table-cell table:style-name="ce5" office:value-type="float" office:value="204.179024739471" calcext:value-type="float">
            <text:p>204,18</text:p>
          </table:table-cell>
          <table:table-cell table:style-name="ce5" office:value-type="float" office:value="171.577598828697" calcext:value-type="float">
            <text:p>171,58</text:p>
          </table:table-cell>
          <table:table-cell table:style-name="ce5" office:value-type="float" office:value="182.0715" calcext:value-type="float">
            <text:p>182,07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565" calcext:value-type="float">
            <text:p>15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46" calcext:value-type="float">
            <text:p>2746</text:p>
          </table:table-cell>
          <table:table-cell table:style-name="ce5" office:value-type="float" office:value="534.607044432974" calcext:value-type="float">
            <text:p>534,61</text:p>
          </table:table-cell>
          <table:table-cell table:style-name="ce7" office:value-type="percentage" office:value="0.062325" calcext:value-type="percentage">
            <text:p>6,23%</text:p>
          </table:table-cell>
          <table:table-cell table:style-name="ce5" office:value-type="float" office:value="1010.7901852273" calcext:value-type="float">
            <text:p>1.010,79</text:p>
          </table:table-cell>
          <table:table-cell table:style-name="ce5" office:value-type="float" office:value="183.65102646533" calcext:value-type="float">
            <text:p>183,65</text:p>
          </table:table-cell>
          <table:table-cell table:style-name="ce5" office:value-type="float" office:value="151.026267909939" calcext:value-type="float">
            <text:p>151,03</text:p>
          </table:table-cell>
          <table:table-cell table:style-name="ce5" office:value-type="float" office:value="186.051125" calcext:value-type="float">
            <text:p>186,05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458" calcext:value-type="float">
            <text:p>34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715" calcext:value-type="float">
            <text:p>5715</text:p>
          </table:table-cell>
          <table:table-cell table:style-name="ce5" office:value-type="float" office:value="1287.41313621091" calcext:value-type="float">
            <text:p>1.287,41</text:p>
          </table:table-cell>
          <table:table-cell table:style-name="ce7" office:value-type="percentage" office:value="0.1087" calcext:value-type="percentage">
            <text:p>10,87%</text:p>
          </table:table-cell>
          <table:table-cell table:style-name="ce5" office:value-type="float" office:value="916.086478563576" calcext:value-type="float">
            <text:p>916,09</text:p>
          </table:table-cell>
          <table:table-cell table:style-name="ce5" office:value-type="float" office:value="169.140964953967" calcext:value-type="float">
            <text:p>169,14</text:p>
          </table:table-cell>
          <table:table-cell table:style-name="ce5" office:value-type="float" office:value="137.770818065225" calcext:value-type="float">
            <text:p>137,77</text:p>
          </table:table-cell>
          <table:table-cell table:style-name="ce5" office:value-type="float" office:value="189.0655" calcext:value-type="float">
            <text:p>189,07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42" calcext:value-type="float">
            <text:p>7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31" calcext:value-type="float">
            <text:p>2131</text:p>
          </table:table-cell>
          <table:table-cell table:style-name="ce5" office:value-type="float" office:value="368.939680215818" calcext:value-type="float">
            <text:p>368,9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2.26968987378" calcext:value-type="float">
            <text:p>1.142,27</text:p>
          </table:table-cell>
          <table:table-cell table:style-name="ce5" office:value-type="float" office:value="203.02058941116" calcext:value-type="float">
            <text:p>203,02</text:p>
          </table:table-cell>
          <table:table-cell table:style-name="ce5" office:value-type="float" office:value="170.671154834656" calcext:value-type="float">
            <text:p>170,67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5" office:value-type="float" office:value="305.97164037763" calcext:value-type="float">
            <text:p>305,97</text:p>
          </table:table-cell>
          <table:table-cell table:style-name="ce7" office:value-type="percentage" office:value="0.0002" calcext:value-type="percentage">
            <text:p>0,02%</text:p>
          </table:table-cell>
          <table:table-cell table:style-name="ce5" office:value-type="float" office:value="1137.4623215606" calcext:value-type="float">
            <text:p>1.137,46</text:p>
          </table:table-cell>
          <table:table-cell table:style-name="ce5" office:value-type="float" office:value="202.180595248251" calcext:value-type="float">
            <text:p>202,18</text:p>
          </table:table-cell>
          <table:table-cell table:style-name="ce5" office:value-type="float" office:value="171.063669453449" calcext:value-type="float">
            <text:p>171,06</text:p>
          </table:table-cell>
          <table:table-cell table:style-name="ce5" office:value-type="float" office:value="182.013" calcext:value-type="float">
            <text:p>182,01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95" calcext:value-type="float">
            <text:p>3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97" calcext:value-type="float">
            <text:p>1597</text:p>
          </table:table-cell>
          <table:table-cell table:style-name="ce5" office:value-type="float" office:value="240.710137331676" calcext:value-type="float">
            <text:p>240,71</text:p>
          </table:table-cell>
          <table:table-cell table:style-name="ce7" office:value-type="percentage" office:value="0.00215" calcext:value-type="percentage">
            <text:p>0,22%</text:p>
          </table:table-cell>
          <table:table-cell table:style-name="ce5" office:value-type="float" office:value="1124.03754285393" calcext:value-type="float">
            <text:p>1.124,04</text:p>
          </table:table-cell>
          <table:table-cell table:style-name="ce5" office:value-type="float" office:value="199.933512740263" calcext:value-type="float">
            <text:p>199,93</text:p>
          </table:table-cell>
          <table:table-cell table:style-name="ce5" office:value-type="float" office:value="169.044708593267" calcext:value-type="float">
            <text:p>169,04</text:p>
          </table:table-cell>
          <table:table-cell table:style-name="ce5" office:value-type="float" office:value="182.13975" calcext:value-type="float">
            <text:p>182,14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927" calcext:value-type="float">
            <text:p>19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18" calcext:value-type="float">
            <text:p>4018</text:p>
          </table:table-cell>
          <table:table-cell table:style-name="ce5" office:value-type="float" office:value="1020.44408732657" calcext:value-type="float">
            <text:p>1.020,44</text:p>
          </table:table-cell>
          <table:table-cell table:style-name="ce7" office:value-type="percentage" office:value="0.043025" calcext:value-type="percentage">
            <text:p>4,30%</text:p>
          </table:table-cell>
          <table:table-cell table:style-name="ce5" office:value-type="float" office:value="972.266109234097" calcext:value-type="float">
            <text:p>972,27</text:p>
          </table:table-cell>
          <table:table-cell table:style-name="ce5" office:value-type="float" office:value="175.460444910491" calcext:value-type="float">
            <text:p>175,46</text:p>
          </table:table-cell>
          <table:table-cell table:style-name="ce5" office:value-type="float" office:value="146.219707834034" calcext:value-type="float">
            <text:p>146,22</text:p>
          </table:table-cell>
          <table:table-cell table:style-name="ce5" office:value-type="float" office:value="184.796625" calcext:value-type="float">
            <text:p>184,8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903" calcext:value-type="float">
            <text:p>19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434" calcext:value-type="float">
            <text:p>4434</text:p>
          </table:table-cell>
          <table:table-cell table:style-name="ce5" office:value-type="float" office:value="862.301599925867" calcext:value-type="float">
            <text:p>862,30</text:p>
          </table:table-cell>
          <table:table-cell table:style-name="ce7" office:value-type="percentage" office:value="0.101875" calcext:value-type="percentage">
            <text:p>10,19%</text:p>
          </table:table-cell>
          <table:table-cell table:style-name="ce5" office:value-type="float" office:value="897.625779812396" calcext:value-type="float">
            <text:p>897,63</text:p>
          </table:table-cell>
          <table:table-cell table:style-name="ce5" office:value-type="float" office:value="165.343610973195" calcext:value-type="float">
            <text:p>165,34</text:p>
          </table:table-cell>
          <table:table-cell table:style-name="ce5" office:value-type="float" office:value="135.871089717697" calcext:value-type="float">
            <text:p>135,87</text:p>
          </table:table-cell>
          <table:table-cell table:style-name="ce5" office:value-type="float" office:value="188.621875" calcext:value-type="float">
            <text:p>188,62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16" calcext:value-type="float">
            <text:p>4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70" calcext:value-type="float">
            <text:p>2470</text:p>
          </table:table-cell>
          <table:table-cell table:style-name="ce5" office:value-type="float" office:value="323.524679989772" calcext:value-type="float">
            <text:p>323,5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02.59661502839" calcext:value-type="float">
            <text:p>1.102,60</text:p>
          </table:table-cell>
          <table:table-cell table:style-name="ce5" office:value-type="float" office:value="195.969320249187" calcext:value-type="float">
            <text:p>195,97</text:p>
          </table:table-cell>
          <table:table-cell table:style-name="ce5" office:value-type="float" office:value="164.743439550141" calcext:value-type="float">
            <text:p>164,74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975" calcext:value-type="float">
            <text:p>1975</text:p>
          </table:table-cell>
          <table:table-cell table:style-name="ce5" office:value-type="float" office:value="257.934669175199" calcext:value-type="float">
            <text:p>257,93</text:p>
          </table:table-cell>
          <table:table-cell table:style-name="ce7" office:value-type="percentage" office:value="0.000625" calcext:value-type="percentage">
            <text:p>0,06%</text:p>
          </table:table-cell>
          <table:table-cell table:style-name="ce5" office:value-type="float" office:value="1125.36574386676" calcext:value-type="float">
            <text:p>1.125,37</text:p>
          </table:table-cell>
          <table:table-cell table:style-name="ce5" office:value-type="float" office:value="200.060823600678" calcext:value-type="float">
            <text:p>200,06</text:p>
          </table:table-cell>
          <table:table-cell table:style-name="ce5" office:value-type="float" office:value="169.244457573711" calcext:value-type="float">
            <text:p>169,24</text:p>
          </table:table-cell>
          <table:table-cell table:style-name="ce5" office:value-type="float" office:value="182.040625" calcext:value-type="float">
            <text:p>182,04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091" calcext:value-type="float">
            <text:p>2091</text:p>
          </table:table-cell>
          <table:table-cell table:style-name="ce5" office:value-type="float" office:value="262.449555918703" calcext:value-type="float">
            <text:p>262,45</text:p>
          </table:table-cell>
          <table:table-cell table:style-name="ce7" office:value-type="percentage" office:value="0.00105" calcext:value-type="percentage">
            <text:p>0,11%</text:p>
          </table:table-cell>
          <table:table-cell table:style-name="ce5" office:value-type="float" office:value="1114.36133166179" calcext:value-type="float">
            <text:p>1.114,36</text:p>
          </table:table-cell>
          <table:table-cell table:style-name="ce5" office:value-type="float" office:value="198.134587425129" calcext:value-type="float">
            <text:p>198,13</text:p>
          </table:table-cell>
          <table:table-cell table:style-name="ce5" office:value-type="float" office:value="167.589497144449" calcext:value-type="float">
            <text:p>167,59</text:p>
          </table:table-cell>
          <table:table-cell table:style-name="ce5" office:value-type="float" office:value="182.06825" calcext:value-type="float">
            <text:p>182,07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478" calcext:value-type="float">
            <text:p>2478</text:p>
          </table:table-cell>
          <table:table-cell table:style-name="ce5" office:value-type="float" office:value="416.443184454107" calcext:value-type="float">
            <text:p>416,44</text:p>
          </table:table-cell>
          <table:table-cell table:style-name="ce7" office:value-type="percentage" office:value="0.052275" calcext:value-type="percentage">
            <text:p>5,23%</text:p>
          </table:table-cell>
          <table:table-cell table:style-name="ce5" office:value-type="float" office:value="1004.46989101502" calcext:value-type="float">
            <text:p>1.004,47</text:p>
          </table:table-cell>
          <table:table-cell table:style-name="ce5" office:value-type="float" office:value="181.861897749674" calcext:value-type="float">
            <text:p>181,86</text:p>
          </table:table-cell>
          <table:table-cell table:style-name="ce5" office:value-type="float" office:value="151.06285470343" calcext:value-type="float">
            <text:p>151,06</text:p>
          </table:table-cell>
          <table:table-cell table:style-name="ce5" office:value-type="float" office:value="185.397875" calcext:value-type="float">
            <text:p>185,4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632" calcext:value-type="float">
            <text:p>26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727" calcext:value-type="float">
            <text:p>5727</text:p>
          </table:table-cell>
          <table:table-cell table:style-name="ce5" office:value-type="float" office:value="1438.75067302282" calcext:value-type="float">
            <text:p>1.438,75</text:p>
          </table:table-cell>
          <table:table-cell table:style-name="ce7" office:value-type="percentage" office:value="0.10095" calcext:value-type="percentage">
            <text:p>10,10%</text:p>
          </table:table-cell>
          <table:table-cell table:style-name="ce5" office:value-type="float" office:value="890.293574306127" calcext:value-type="float">
            <text:p>890,29</text:p>
          </table:table-cell>
          <table:table-cell table:style-name="ce5" office:value-type="float" office:value="163.940736704022" calcext:value-type="float">
            <text:p>163,94</text:p>
          </table:table-cell>
          <table:table-cell table:style-name="ce5" office:value-type="float" office:value="134.761234392041" calcext:value-type="float">
            <text:p>134,76</text:p>
          </table:table-cell>
          <table:table-cell table:style-name="ce5" office:value-type="float" office:value="188.56175" calcext:value-type="float">
            <text:p>188,56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2]*2"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60" calcext:value-type="float">
            <text:p>1960</text:p>
          </table:table-cell>
          <table:table-cell table:style-name="ce5" office:value-type="float" office:value="276.727866146029" calcext:value-type="float">
            <text:p>276,73</text:p>
          </table:table-cell>
          <table:table-cell table:style-name="ce7" office:value-type="percentage" office:value="0.00105" calcext:value-type="percentage">
            <text:p>0,11%</text:p>
          </table:table-cell>
          <table:table-cell table:style-name="ce5" office:value-type="float" office:value="1067.2073850751" calcext:value-type="float">
            <text:p>1.067,21</text:p>
          </table:table-cell>
          <table:table-cell table:style-name="ce5" office:value-type="float" office:value="189.750567370801" calcext:value-type="float">
            <text:p>189,75</text:p>
          </table:table-cell>
          <table:table-cell table:style-name="ce5" office:value-type="float" office:value="159.455790934073" calcext:value-type="float">
            <text:p>159,46</text:p>
          </table:table-cell>
          <table:table-cell table:style-name="ce5" office:value-type="float" office:value="182.06825" calcext:value-type="float">
            <text:p>182,07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13" calcext:value-type="float">
            <text:p>4613</text:p>
          </table:table-cell>
          <table:table-cell table:style-name="ce5" office:value-type="float" office:value="910.964472172077" calcext:value-type="float">
            <text:p>910,96</text:p>
          </table:table-cell>
          <table:table-cell table:style-name="ce7" office:value-type="percentage" office:value="0.097925" calcext:value-type="percentage">
            <text:p>9,79%</text:p>
          </table:table-cell>
          <table:table-cell table:style-name="ce5" office:value-type="float" office:value="876.885303402315" calcext:value-type="float">
            <text:p>876,89</text:p>
          </table:table-cell>
          <table:table-cell table:style-name="ce5" office:value-type="float" office:value="161.30332986918" calcext:value-type="float">
            <text:p>161,30</text:p>
          </table:table-cell>
          <table:table-cell table:style-name="ce5" office:value-type="float" office:value="132.731662136093" calcext:value-type="float">
            <text:p>132,73</text:p>
          </table:table-cell>
          <table:table-cell table:style-name="ce5" office:value-type="float" office:value="188.365125" calcext:value-type="float">
            <text:p>188,37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string" calcext:value-type="string">
            <text:p>TGZ:zuul</text:p>
          </table:table-cell>
          <table:table-cell table:style-name="Default" table:number-columns-repeated="8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string" calcext:value-type="string">
            <text:p>TGM:myservice</text:p>
          </table:table-cell>
          <table:table-cell table:style-name="Default" table:number-columns-repeated="8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 table:number-rows-repeated="16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345.607452947267" calcext:value-type="float">
            <text:p>345.6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31.95800435804" calcext:value-type="float">
            <text:p>1,131.96</text:p>
          </table:table-cell>
          <table:table-cell office:value-type="float" office:value="201.187848430823" calcext:value-type="float">
            <text:p>201.19</text:p>
          </table:table-cell>
          <table:table-cell office:value-type="float" office:value="163.603305317373" calcext:value-type="float">
            <text:p>163.60</text:p>
          </table:table-cell>
          <table:table-cell office:value-type="float" office:value="182" calcext:value-type="float">
            <text:p>182.0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3077" calcext:value-type="float">
            <text:p>3077</text:p>
          </table:table-cell>
          <table:table-cell office:value-type="float" office:value="696.709694932394" calcext:value-type="float">
            <text:p>696.7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24.24909738048" calcext:value-type="float">
            <text:p>1,024.25</text:p>
          </table:table-cell>
          <table:table-cell office:value-type="float" office:value="182.044273167234" calcext:value-type="float">
            <text:p>182.04</text:p>
          </table:table-cell>
          <table:table-cell office:value-type="float" office:value="149.036245614934" calcext:value-type="float">
            <text:p>149.04</text:p>
          </table:table-cell>
          <table:table-cell office:value-type="float" office:value="182" calcext:value-type="float">
            <text:p>182.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95" calcext:value-type="float">
            <text:p>39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547" calcext:value-type="float">
            <text:p>1547</text:p>
          </table:table-cell>
          <table:table-cell table:style-name="ce5" office:value-type="float" office:value="250.291739321731" calcext:value-type="float">
            <text:p>250,2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2.40018278403" calcext:value-type="float">
            <text:p>1.142,40</text:p>
          </table:table-cell>
          <table:table-cell table:style-name="ce5" office:value-type="float" office:value="203.043782487005" calcext:value-type="float">
            <text:p>203,04</text:p>
          </table:table-cell>
          <table:table-cell table:style-name="ce5" office:value-type="float" office:value="166.228151596504" calcext:value-type="float">
            <text:p>166,23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13" calcext:value-type="float">
            <text:p>4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55" calcext:value-type="float">
            <text:p>1955</text:p>
          </table:table-cell>
          <table:table-cell table:style-name="ce5" office:value-type="float" office:value="312.149798714511" calcext:value-type="float">
            <text:p>312,15</text:p>
          </table:table-cell>
          <table:table-cell table:style-name="ce7" office:value-type="percentage" office:value="0.00115" calcext:value-type="percentage">
            <text:p>0,12%</text:p>
          </table:table-cell>
          <table:table-cell table:style-name="ce5" office:value-type="float" office:value="1095.08035152079" calcext:value-type="float">
            <text:p>1.095,08</text:p>
          </table:table-cell>
          <table:table-cell table:style-name="ce5" office:value-type="float" office:value="194.713360579161" calcext:value-type="float">
            <text:p>194,71</text:p>
          </table:table-cell>
          <table:table-cell table:style-name="ce5" office:value-type="float" office:value="159.342746461522" calcext:value-type="float">
            <text:p>159,34</text:p>
          </table:table-cell>
          <table:table-cell table:style-name="ce5" office:value-type="float" office:value="182.07475" calcext:value-type="float">
            <text:p>182,07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5" office:value-type="float" office:value="319.680740137906" calcext:value-type="float">
            <text:p>319,68</text:p>
          </table:table-cell>
          <table:table-cell table:style-name="ce7" office:value-type="percentage" office:value="0.0016" calcext:value-type="percentage">
            <text:p>0,16%</text:p>
          </table:table-cell>
          <table:table-cell table:style-name="ce5" office:value-type="float" office:value="1012.83771807662" calcext:value-type="float">
            <text:p>1.012,84</text:p>
          </table:table-cell>
          <table:table-cell table:style-name="ce5" office:value-type="float" office:value="180.118945129517" calcext:value-type="float">
            <text:p>180,12</text:p>
          </table:table-cell>
          <table:table-cell table:style-name="ce5" office:value-type="float" office:value="147.375800774821" calcext:value-type="float">
            <text:p>147,38</text:p>
          </table:table-cell>
          <table:table-cell table:style-name="ce5" office:value-type="float" office:value="182.104" calcext:value-type="float">
            <text:p>182,1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48" calcext:value-type="float">
            <text:p>6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006" calcext:value-type="float">
            <text:p>3006</text:p>
          </table:table-cell>
          <table:table-cell table:style-name="ce5" office:value-type="float" office:value="429.070639439006" calcext:value-type="float">
            <text:p>429,07</text:p>
          </table:table-cell>
          <table:table-cell table:style-name="ce7" office:value-type="percentage" office:value="0.00565" calcext:value-type="percentage">
            <text:p>0,57%</text:p>
          </table:table-cell>
          <table:table-cell table:style-name="ce5" office:value-type="float" office:value="1069.31857673697" calcext:value-type="float">
            <text:p>1.069,32</text:p>
          </table:table-cell>
          <table:table-cell table:style-name="ce5" office:value-type="float" office:value="190.438172083434" calcext:value-type="float">
            <text:p>190,44</text:p>
          </table:table-cell>
          <table:table-cell table:style-name="ce5" office:value-type="float" office:value="155.594206966611" calcext:value-type="float">
            <text:p>155,59</text:p>
          </table:table-cell>
          <table:table-cell table:style-name="ce5" office:value-type="float" office:value="182.36725" calcext:value-type="float">
            <text:p>182,37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97" calcext:value-type="float">
            <text:p>3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93" calcext:value-type="float">
            <text:p>1393</text:p>
          </table:table-cell>
          <table:table-cell table:style-name="ce5" office:value-type="float" office:value="249.081539047954" calcext:value-type="float">
            <text:p>249,08</text:p>
          </table:table-cell>
          <table:table-cell table:style-name="ce7" office:value-type="percentage" office:value="0.012975" calcext:value-type="percentage">
            <text:p>1,30%</text:p>
          </table:table-cell>
          <table:table-cell table:style-name="ce5" office:value-type="float" office:value="1041.20571621938" calcext:value-type="float">
            <text:p>1.041,21</text:p>
          </table:table-cell>
          <table:table-cell table:style-name="ce5" office:value-type="float" office:value="185.915592991059" calcext:value-type="float">
            <text:p>185,92</text:p>
          </table:table-cell>
          <table:table-cell table:style-name="ce5" office:value-type="float" office:value="151.503566129578" calcext:value-type="float">
            <text:p>151,50</text:p>
          </table:table-cell>
          <table:table-cell table:style-name="ce5" office:value-type="float" office:value="182.843375" calcext:value-type="float">
            <text:p>182,84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10" calcext:value-type="float">
            <text:p>8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62" calcext:value-type="float">
            <text:p>2262</text:p>
          </table:table-cell>
          <table:table-cell table:style-name="ce5" office:value-type="float" office:value="326.38783885603" calcext:value-type="float">
            <text:p>326,39</text:p>
          </table:table-cell>
          <table:table-cell table:style-name="ce7" office:value-type="percentage" office:value="0.031125" calcext:value-type="percentage">
            <text:p>3,11%</text:p>
          </table:table-cell>
          <table:table-cell table:style-name="ce5" office:value-type="float" office:value="1006.64384940608" calcext:value-type="float">
            <text:p>1.006,64</text:p>
          </table:table-cell>
          <table:table-cell table:style-name="ce5" office:value-type="float" office:value="180.904049736071" calcext:value-type="float">
            <text:p>180,90</text:p>
          </table:table-cell>
          <table:table-cell table:style-name="ce5" office:value-type="float" office:value="146.474544493658" calcext:value-type="float">
            <text:p>146,47</text:p>
          </table:table-cell>
          <table:table-cell table:style-name="ce5" office:value-type="float" office:value="184.023125" calcext:value-type="float">
            <text:p>184,02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143" calcext:value-type="float">
            <text:p>3143</text:p>
          </table:table-cell>
          <table:table-cell table:style-name="ce5" office:value-type="float" office:value="651.691597389192" calcext:value-type="float">
            <text:p>651,69</text:p>
          </table:table-cell>
          <table:table-cell table:style-name="ce7" office:value-type="percentage" office:value="0.04295" calcext:value-type="percentage">
            <text:p>4,30%</text:p>
          </table:table-cell>
          <table:table-cell table:style-name="ce5" office:value-type="float" office:value="942.418245217227" calcext:value-type="float">
            <text:p>942,42</text:p>
          </table:table-cell>
          <table:table-cell table:style-name="ce5" office:value-type="float" office:value="170.069449966426" calcext:value-type="float">
            <text:p>170,07</text:p>
          </table:table-cell>
          <table:table-cell table:style-name="ce5" office:value-type="float" office:value="137.129217321647" calcext:value-type="float">
            <text:p>137,13</text:p>
          </table:table-cell>
          <table:table-cell table:style-name="ce5" office:value-type="float" office:value="184.79175" calcext:value-type="float">
            <text:p>184,79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906" calcext:value-type="float">
            <text:p>2906</text:p>
          </table:table-cell>
          <table:table-cell table:style-name="ce5" office:value-type="float" office:value="641.967750975388" calcext:value-type="float">
            <text:p>641,97</text:p>
          </table:table-cell>
          <table:table-cell table:style-name="ce7" office:value-type="percentage" office:value="0.062325" calcext:value-type="percentage">
            <text:p>6,23%</text:p>
          </table:table-cell>
          <table:table-cell table:style-name="ce5" office:value-type="float" office:value="914.118561177385" calcext:value-type="float">
            <text:p>914,12</text:p>
          </table:table-cell>
          <table:table-cell table:style-name="ce5" office:value-type="float" office:value="166.086705752377" calcext:value-type="float">
            <text:p>166,09</text:p>
          </table:table-cell>
          <table:table-cell table:style-name="ce5" office:value-type="float" office:value="133.011392202569" calcext:value-type="float">
            <text:p>133,01</text:p>
          </table:table-cell>
          <table:table-cell table:style-name="ce5" office:value-type="float" office:value="186.051125" calcext:value-type="float">
            <text:p>186,0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063" calcext:value-type="float">
            <text:p>206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71" calcext:value-type="float">
            <text:p>3971</text:p>
          </table:table-cell>
          <table:table-cell table:style-name="ce5" office:value-type="float" office:value="588.103802887883" calcext:value-type="float">
            <text:p>588,10</text:p>
          </table:table-cell>
          <table:table-cell table:style-name="ce7" office:value-type="percentage" office:value="0.0935" calcext:value-type="percentage">
            <text:p>9,35%</text:p>
          </table:table-cell>
          <table:table-cell table:style-name="ce5" office:value-type="float" office:value="879.198171267804" calcext:value-type="float">
            <text:p>879,20</text:p>
          </table:table-cell>
          <table:table-cell table:style-name="ce5" office:value-type="float" office:value="161.481830133418" calcext:value-type="float">
            <text:p>161,48</text:p>
          </table:table-cell>
          <table:table-cell table:style-name="ce5" office:value-type="float" office:value="128.788794619307" calcext:value-type="float">
            <text:p>128,79</text:p>
          </table:table-cell>
          <table:table-cell table:style-name="ce5" office:value-type="float" office:value="188.0775" calcext:value-type="float">
            <text:p>188,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GZ:zuul</text:p>
          </table:table-cell>
          <table:table-cell table:style-name="Default" table:number-columns-repeated="8"/>
          <table:table-cell table:style-name="ce5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TGM:myservice</text:p>
          </table:table-cell>
          <table:table-cell table:style-name="Default" table:number-columns-repeated="8"/>
          <table:table-cell table:style-name="ce5"/>
          <table:table-cell table:style-name="ce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53" calcext:value-type="float">
            <text:p>1853</text:p>
          </table:table-cell>
          <table:table-cell table:style-name="ce5" office:value-type="float" office:value="333.724733117766" calcext:value-type="float">
            <text:p>333,7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69.85061007709" calcext:value-type="float">
            <text:p>1.169,85</text:p>
          </table:table-cell>
          <table:table-cell table:style-name="ce5" office:value-type="float" office:value="207.920267917724" calcext:value-type="float">
            <text:p>207,92</text:p>
          </table:table-cell>
          <table:table-cell table:style-name="ce5" office:value-type="float" office:value="169.079970987705" calcext:value-type="float">
            <text:p>169,08</text:p>
          </table:table-cell>
          <table:table-cell table:style-name="ce5" office:value-type="float" office:value="181.9979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75" calcext:value-type="float">
            <text:p>3175</text:p>
          </table:table-cell>
          <table:table-cell table:style-name="ce5" office:value-type="float" office:value="614.29979551018" calcext:value-type="float">
            <text:p>614,3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26.86848881301" calcext:value-type="float">
            <text:p>1.126,87</text:p>
          </table:table-cell>
          <table:table-cell table:style-name="ce5" office:value-type="float" office:value="200.283266566375" calcext:value-type="float">
            <text:p>200,28</text:p>
          </table:table-cell>
          <table:table-cell table:style-name="ce5" office:value-type="float" office:value="162.867711273756" calcext:value-type="float">
            <text:p>162,87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2396" calcext:value-type="float">
            <text:p>23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412" calcext:value-type="float">
            <text:p>4412</text:p>
          </table:table-cell>
          <table:table-cell table:style-name="ce5" office:value-type="float" office:value="864.019989915239" calcext:value-type="float">
            <text:p>864,0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38.39463588448" calcext:value-type="float">
            <text:p>1.138,39</text:p>
          </table:table-cell>
          <table:table-cell table:style-name="ce5" office:value-type="float" office:value="202.33185911228" calcext:value-type="float">
            <text:p>202,33</text:p>
          </table:table-cell>
          <table:table-cell table:style-name="ce5" office:value-type="float" office:value="164.533599717678" calcext:value-type="float">
            <text:p>164,53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3147" calcext:value-type="float">
            <text:p>31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564" calcext:value-type="float">
            <text:p>7564</text:p>
          </table:table-cell>
          <table:table-cell table:style-name="ce5" office:value-type="float" office:value="975.594241673075" calcext:value-type="float">
            <text:p>975,5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45.60659869401" calcext:value-type="float">
            <text:p>1.145,61</text:p>
          </table:table-cell>
          <table:table-cell table:style-name="ce5" office:value-type="float" office:value="203.613672814755" calcext:value-type="float">
            <text:p>203,61</text:p>
          </table:table-cell>
          <table:table-cell table:style-name="ce5" office:value-type="float" office:value="165.575953717493" calcext:value-type="float">
            <text:p>165,58</text:p>
          </table:table-cell>
          <table:table-cell table:style-name="ce5" office:value-type="float" office:value="182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03" calcext:value-type="float">
            <text:p>1803</text:p>
          </table:table-cell>
          <table:table-cell table:style-name="ce5" office:value-type="float" office:value="332.402744573362" calcext:value-type="float">
            <text:p>332,4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75.70983481277" calcext:value-type="float">
            <text:p>1.175,71</text:p>
          </table:table-cell>
          <table:table-cell table:style-name="ce5" office:value-type="float" office:value="208.954270398566" calcext:value-type="float">
            <text:p>208,95</text:p>
          </table:table-cell>
          <table:table-cell table:style-name="ce5" office:value-type="float" office:value="169.926812062783" calcext:value-type="float">
            <text:p>169,93</text:p>
          </table:table-cell>
          <table:table-cell table:style-name="ce5" office:value-type="float" office:value="181.99148" calcext:value-type="float">
            <text:p>181,99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1466" calcext:value-type="float">
            <text:p>14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30" calcext:value-type="float">
            <text:p>4030</text:p>
          </table:table-cell>
          <table:table-cell table:style-name="ce5" office:value-type="float" office:value="573.154763693695" calcext:value-type="float">
            <text:p>573,1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64.93091959647" calcext:value-type="float">
            <text:p>1.164,93</text:p>
          </table:table-cell>
          <table:table-cell table:style-name="ce5" office:value-type="float" office:value="207.048183590565" calcext:value-type="float">
            <text:p>207,05</text:p>
          </table:table-cell>
          <table:table-cell table:style-name="ce5" office:value-type="float" office:value="168.368921972927" calcext:value-type="float">
            <text:p>168,37</text:p>
          </table:table-cell>
          <table:table-cell table:style-name="ce5" office:value-type="float" office:value="181.999925" calcext:value-type="float">
            <text:p>182,0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13" calcext:value-type="float">
            <text:p>6113</text:p>
          </table:table-cell>
          <table:table-cell table:style-name="ce5" office:value-type="float" office:value="941.699831086473" calcext:value-type="float">
            <text:p>941,70</text:p>
          </table:table-cell>
          <table:table-cell table:style-name="ce7" office:value-type="percentage" office:value="0.000226666666666667" calcext:value-type="percentage">
            <text:p>0,02%</text:p>
          </table:table-cell>
          <table:table-cell table:style-name="ce5" office:value-type="float" office:value="1129.84562542605" calcext:value-type="float">
            <text:p>1.129,85</text:p>
          </table:table-cell>
          <table:table-cell table:style-name="ce5" office:value-type="float" office:value="200.828662323979" calcext:value-type="float">
            <text:p>200,83</text:p>
          </table:table-cell>
          <table:table-cell table:style-name="ce5" office:value-type="float" office:value="163.298000549858" calcext:value-type="float">
            <text:p>163,30</text:p>
          </table:table-cell>
          <table:table-cell table:style-name="ce5" office:value-type="float" office:value="182.014733333333" calcext:value-type="float">
            <text:p>182,0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2823" calcext:value-type="float">
            <text:p>28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09" calcext:value-type="float">
            <text:p>4909</text:p>
          </table:table-cell>
          <table:table-cell table:style-name="ce5" office:value-type="float" office:value="876.230993151429" calcext:value-type="float">
            <text:p>876,2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117.38398062456" calcext:value-type="float">
            <text:p>1.117,38</text:p>
          </table:table-cell>
          <table:table-cell table:style-name="ce5" office:value-type="float" office:value="198.597529791377" calcext:value-type="float">
            <text:p>198,60</text:p>
          </table:table-cell>
          <table:table-cell table:style-name="ce5" office:value-type="float" office:value="161.496903449644" calcext:value-type="float">
            <text:p>161,50</text:p>
          </table:table-cell>
          <table:table-cell table:style-name="ce5" office:value-type="float" office:value="181.9999875" calcext:value-type="float">
            <text:p>182,00</text:p>
          </table:table-cell>
          <table:table-cell table:number-columns-repeated="1009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ervice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1" table:default-cell-style-name="ce4"/>
        <table:table-column table:style-name="co1" table:default-cell-style-name="ce6"/>
        <table:table-column table:style-name="co1" table:number-columns-repeated="4" table:default-cell-style-name="ce4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4.92929043315313" calcext:value-type="float">
            <text:p>4,9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49.0695895998" calcext:value-type="float">
            <text:p>2,549.07</text:p>
          </table:table-cell>
          <table:table-cell office:value-type="float" office:value="405.760100688249" calcext:value-type="float">
            <text:p>405.76</text:p>
          </table:table-cell>
          <table:table-cell office:value-type="float" office:value="343.52695641091" calcext:value-type="float">
            <text:p>343.53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0.0888279470102" calcext:value-type="float">
            <text:p>10,0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489.41996514812" calcext:value-type="float">
            <text:p>2.489,42</text:p>
          </table:table-cell>
          <table:table-cell table:style-name="ce5" office:value-type="float" office:value="396.265092108539" calcext:value-type="float">
            <text:p>396,27</text:p>
          </table:table-cell>
          <table:table-cell table:style-name="ce5" office:value-type="float" office:value="337.91931167538" calcext:value-type="float">
            <text:p>337,9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12.9862011164736" calcext:value-type="float">
            <text:p>12.9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445.28670986673" calcext:value-type="float">
            <text:p>2.445,29</text:p>
          </table:table-cell>
          <table:table-cell table:style-name="ce5" office:value-type="float" office:value="389.23997432449" calcext:value-type="float">
            <text:p>389,24</text:p>
          </table:table-cell>
          <table:table-cell table:style-name="ce5" office:value-type="float" office:value="331.928567061988" calcext:value-type="float">
            <text:p>331,9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2.4112379527336" calcext:value-type="float">
            <text:p>12.4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47.98041615667" calcext:value-type="float">
            <text:p>2,447.98</text:p>
          </table:table-cell>
          <table:table-cell office:value-type="float" office:value="389.668757649939" calcext:value-type="float">
            <text:p>389.67</text:p>
          </table:table-cell>
          <table:table-cell office:value-type="float" office:value="332.294216646267" calcext:value-type="float">
            <text:p>332.29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12" calcext:value-type="float">
            <text:p>212</text:p>
          </table:table-cell>
          <table:table-cell office:value-type="float" office:value="15.0043170312539" calcext:value-type="float">
            <text:p>15.0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33.63859727496" calcext:value-type="float">
            <text:p>2.233,64</text:p>
          </table:table-cell>
          <table:table-cell table:style-name="ce5" office:value-type="float" office:value="355.549893902167" calcext:value-type="float">
            <text:p>355,55</text:p>
          </table:table-cell>
          <table:table-cell table:style-name="ce5" office:value-type="float" office:value="303.198989278535" calcext:value-type="float">
            <text:p>303,2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7" calcext:value-type="float">
            <text:p>257</text:p>
          </table:table-cell>
          <table:table-cell office:value-type="float" office:value="14.5309645048083" calcext:value-type="float">
            <text:p>14.5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80.52728679402" calcext:value-type="float">
            <text:p>2,380.53</text:p>
          </table:table-cell>
          <table:table-cell office:value-type="float" office:value="378.931589597096" calcext:value-type="float">
            <text:p>378.93</text:p>
          </table:table-cell>
          <table:table-cell office:value-type="float" office:value="323.137981312861" calcext:value-type="float">
            <text:p>323.14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60" calcext:value-type="float">
            <text:p>260</text:p>
          </table:table-cell>
          <table:table-cell table:style-name="ce5" office:value-type="float" office:value="14.5745352282457" calcext:value-type="float">
            <text:p>14,5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170.13888888889" calcext:value-type="float">
            <text:p>2.170,14</text:p>
          </table:table-cell>
          <table:table-cell table:style-name="ce5" office:value-type="float" office:value="345.442030164931" calcext:value-type="float">
            <text:p>345,44</text:p>
          </table:table-cell>
          <table:table-cell table:style-name="ce5" office:value-type="float" office:value="294.579399956597" calcext:value-type="float">
            <text:p>294,5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43" calcext:value-type="float">
            <text:p>243</text:p>
          </table:table-cell>
          <table:table-cell table:style-name="ce5" office:value-type="float" office:value="21.1324844124957" calcext:value-type="float">
            <text:p>21,1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36.76116982609" calcext:value-type="float">
            <text:p>2.236,76</text:p>
          </table:table-cell>
          <table:table-cell table:style-name="ce5" office:value-type="float" office:value="356.046944025052" calcext:value-type="float">
            <text:p>356,05</text:p>
          </table:table-cell>
          <table:table-cell table:style-name="ce5" office:value-type="float" office:value="303.622854107253" calcext:value-type="float">
            <text:p>303,6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81" calcext:value-type="float">
            <text:p>581</text:p>
          </table:table-cell>
          <table:table-cell table:style-name="ce5" office:value-type="float" office:value="75.4162334513598" calcext:value-type="float">
            <text:p>75,4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184.47927475288" calcext:value-type="float">
            <text:p>2.184,48</text:p>
          </table:table-cell>
          <table:table-cell table:style-name="ce5" office:value-type="float" office:value="347.72472830539" calcext:value-type="float">
            <text:p>347,72</text:p>
          </table:table-cell>
          <table:table-cell table:style-name="ce5" office:value-type="float" office:value="296.52599530337" calcext:value-type="float">
            <text:p>296,5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86" calcext:value-type="float">
            <text:p>686</text:p>
          </table:table-cell>
          <table:table-cell table:style-name="ce5" office:value-type="float" office:value="167.801099008601" calcext:value-type="float">
            <text:p>167,8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87.05948955041" calcext:value-type="float">
            <text:p>1.887,06</text:p>
          </table:table-cell>
          <table:table-cell table:style-name="ce5" office:value-type="float" office:value="300.381539840543" calcext:value-type="float">
            <text:p>300,38</text:p>
          </table:table-cell>
          <table:table-cell table:style-name="ce5" office:value-type="float" office:value="256.153583054206" calcext:value-type="float">
            <text:p>256,15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281" calcext:value-type="float">
            <text:p>28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70" calcext:value-type="float">
            <text:p>1570</text:p>
          </table:table-cell>
          <table:table-cell table:style-name="ce5" office:value-type="float" office:value="161.302486308914" calcext:value-type="float">
            <text:p>161,3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92.41614230969" calcext:value-type="float">
            <text:p>1.892,42</text:p>
          </table:table-cell>
          <table:table-cell table:style-name="ce5" office:value-type="float" office:value="301.234210152813" calcext:value-type="float">
            <text:p>301,23</text:p>
          </table:table-cell>
          <table:table-cell table:style-name="ce5" office:value-type="float" office:value="258.728769456403" calcext:value-type="float">
            <text:p>258,7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19" calcext:value-type="float">
            <text:p>3619</text:p>
          </table:table-cell>
          <table:table-cell table:style-name="ce5" office:value-type="float" office:value="230.484648444553" calcext:value-type="float">
            <text:p>230,4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181.02508178844" calcext:value-type="float">
            <text:p>2.181,03</text:p>
          </table:table-cell>
          <table:table-cell table:style-name="ce5" office:value-type="float" office:value="347.174890948746" calcext:value-type="float">
            <text:p>347,17</text:p>
          </table:table-cell>
          <table:table-cell table:style-name="ce5" office:value-type="float" office:value="300.316930207197" calcext:value-type="float">
            <text:p>300,3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41" calcext:value-type="float">
            <text:p>1041</text:p>
          </table:table-cell>
          <table:table-cell table:style-name="ce5" office:value-type="float" office:value="15.2889508858522" calcext:value-type="float">
            <text:p>15,2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21.23500666371" calcext:value-type="float">
            <text:p>2.221,24</text:p>
          </table:table-cell>
          <table:table-cell table:style-name="ce5" office:value-type="float" office:value="353.575494224789" calcext:value-type="float">
            <text:p>353,58</text:p>
          </table:table-cell>
          <table:table-cell table:style-name="ce5" office:value-type="float" office:value="308.022823189693" calcext:value-type="float">
            <text:p>308,0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105" calcext:value-type="float">
            <text:p>3105</text:p>
          </table:table-cell>
          <table:table-cell table:style-name="ce5" office:value-type="float" office:value="75.4356834224982" calcext:value-type="float">
            <text:p>75,4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842.12022168538" calcext:value-type="float">
            <text:p>2.842,12</text:p>
          </table:table-cell>
          <table:table-cell table:style-name="ce5" office:value-type="float" office:value="452.407808725309" calcext:value-type="float">
            <text:p>452,41</text:p>
          </table:table-cell>
          <table:table-cell table:style-name="ce5" office:value-type="float" office:value="394.122140116527" calcext:value-type="float">
            <text:p>394,1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73" calcext:value-type="float">
            <text:p>1073</text:p>
          </table:table-cell>
          <table:table-cell table:style-name="ce5" office:value-type="float" office:value="28.4076897518964" calcext:value-type="float">
            <text:p>28,4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930.188264596" calcext:value-type="float">
            <text:p>2.930,19</text:p>
          </table:table-cell>
          <table:table-cell table:style-name="ce5" office:value-type="float" office:value="466.426452274559" calcext:value-type="float">
            <text:p>466,43</text:p>
          </table:table-cell>
          <table:table-cell table:style-name="ce5" office:value-type="float" office:value="406.334700754524" calcext:value-type="float">
            <text:p>406,3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8" calcext:value-type="float">
            <text:p>258</text:p>
          </table:table-cell>
          <table:table-cell table:style-name="ce5" office:value-type="float" office:value="25.53974292156" calcext:value-type="float">
            <text:p>25,5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625.01640635254" calcext:value-type="float">
            <text:p>2.625,02</text:p>
          </table:table-cell>
          <table:table-cell table:style-name="ce5" office:value-type="float" office:value="417.84929124557" calcext:value-type="float">
            <text:p>417,85</text:p>
          </table:table-cell>
          <table:table-cell table:style-name="ce5" office:value-type="float" office:value="364.015946974669" calcext:value-type="float">
            <text:p>364,0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15" calcext:value-type="float">
            <text:p>1215</text:p>
          </table:table-cell>
          <table:table-cell table:style-name="ce5" office:value-type="float" office:value="105.012825765046" calcext:value-type="float">
            <text:p>105,0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422.04056917953" calcext:value-type="float">
            <text:p>2.422,04</text:p>
          </table:table-cell>
          <table:table-cell table:style-name="ce5" office:value-type="float" office:value="385.53966091432" calcext:value-type="float">
            <text:p>385,54</text:p>
          </table:table-cell>
          <table:table-cell table:style-name="ce5" office:value-type="float" office:value="335.868907054193" calcext:value-type="float">
            <text:p>335,8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0" calcext:value-type="float">
            <text:p>210</text:p>
          </table:table-cell>
          <table:table-cell table:style-name="ce5" office:value-type="float" office:value="19.0460578499692" calcext:value-type="float">
            <text:p>19,0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563.44527044348" calcext:value-type="float">
            <text:p>2.563,45</text:p>
          </table:table-cell>
          <table:table-cell table:style-name="ce5" office:value-type="float" office:value="408.048417072546" calcext:value-type="float">
            <text:p>408,05</text:p>
          </table:table-cell>
          <table:table-cell table:style-name="ce5" office:value-type="float" office:value="355.477762112279" calcext:value-type="float">
            <text:p>355,4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399" calcext:value-type="float">
            <text:p>1399</text:p>
          </table:table-cell>
          <table:table-cell table:style-name="ce5" office:value-type="float" office:value="134.625418962681" calcext:value-type="float">
            <text:p>134,6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386.35007755638" calcext:value-type="float">
            <text:p>2.386,35</text:p>
          </table:table-cell>
          <table:table-cell table:style-name="ce5" office:value-type="float" office:value="379.858459611025" calcext:value-type="float">
            <text:p>379,86</text:p>
          </table:table-cell>
          <table:table-cell table:style-name="ce5" office:value-type="float" office:value="330.919639661138" calcext:value-type="float">
            <text:p>330,9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14" calcext:value-type="float">
            <text:p>614</text:p>
          </table:table-cell>
          <table:table-cell table:style-name="ce5" office:value-type="float" office:value="117.346997807315" calcext:value-type="float">
            <text:p>117,3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71.69468423444" calcext:value-type="float">
            <text:p>2.271,69</text:p>
          </table:table-cell>
          <table:table-cell table:style-name="ce5" office:value-type="float" office:value="361.607649931849" calcext:value-type="float">
            <text:p>361,61</text:p>
          </table:table-cell>
          <table:table-cell table:style-name="ce5" office:value-type="float" office:value="315.020161290323" calcext:value-type="float">
            <text:p>315,0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521" calcext:value-type="float">
            <text:p>1521</text:p>
          </table:table-cell>
          <table:table-cell table:style-name="ce5" office:value-type="float" office:value="155.461580351817" calcext:value-type="float">
            <text:p>155,4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59.82361587457" calcext:value-type="float">
            <text:p>1.959,82</text:p>
          </table:table-cell>
          <table:table-cell table:style-name="ce5" office:value-type="float" office:value="311.964110730034" calcext:value-type="float">
            <text:p>311,96</text:p>
          </table:table-cell>
          <table:table-cell table:style-name="ce5" office:value-type="float" office:value="271.772415482607" calcext:value-type="float">
            <text:p>271,7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80" calcext:value-type="float">
            <text:p>880</text:p>
          </table:table-cell>
          <table:table-cell table:style-name="ce5" office:value-type="float" office:value="165.305692750424" calcext:value-type="float">
            <text:p>165,3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31.34083337357" calcext:value-type="float">
            <text:p>1.931,34</text:p>
          </table:table-cell>
          <table:table-cell table:style-name="ce5" office:value-type="float" office:value="307.430230312394" calcext:value-type="float">
            <text:p>307,43</text:p>
          </table:table-cell>
          <table:table-cell table:style-name="ce5" office:value-type="float" office:value="269.708729660567" calcext:value-type="float">
            <text:p>269,71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0" calcext:value-type="float">
            <text:p>1040</text:p>
          </table:table-cell>
          <table:table-cell table:style-name="ce5" office:value-type="float" office:value="36.9787748505731" calcext:value-type="float">
            <text:p>36,9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674.69073888332" calcext:value-type="float">
            <text:p>2.674,69</text:p>
          </table:table-cell>
          <table:table-cell table:style-name="ce5" office:value-type="float" office:value="425.75643597459" calcext:value-type="float">
            <text:p>425,76</text:p>
          </table:table-cell>
          <table:table-cell table:style-name="ce5" office:value-type="float" office:value="368.292377131394" calcext:value-type="float">
            <text:p>368,2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82" calcext:value-type="float">
            <text:p>1082</text:p>
          </table:table-cell>
          <table:table-cell table:style-name="ce5" office:value-type="float" office:value="18.6378722518827" calcext:value-type="float">
            <text:p>18,6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446.03436678285" calcext:value-type="float">
            <text:p>2.446,03</text:p>
          </table:table-cell>
          <table:table-cell table:style-name="ce5" office:value-type="float" office:value="389.358986118755" calcext:value-type="float">
            <text:p>389,36</text:p>
          </table:table-cell>
          <table:table-cell table:style-name="ce5" office:value-type="float" office:value="339.196171956216" calcext:value-type="float">
            <text:p>339,2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2" calcext:value-type="float">
            <text:p>272</text:p>
          </table:table-cell>
          <table:table-cell table:style-name="ce5" office:value-type="float" office:value="36.9737089353706" calcext:value-type="float">
            <text:p>36,9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3023.43159486017" calcext:value-type="float">
            <text:p>3.023,43</text:p>
          </table:table-cell>
          <table:table-cell table:style-name="ce5" office:value-type="float" office:value="481.268896447468" calcext:value-type="float">
            <text:p>481,27</text:p>
          </table:table-cell>
          <table:table-cell table:style-name="ce5" office:value-type="float" office:value="419.2649281935" calcext:value-type="float">
            <text:p>419,26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43" calcext:value-type="float">
            <text:p>643</text:p>
          </table:table-cell>
          <table:table-cell table:style-name="ce5" office:value-type="float" office:value="127.84605925581" calcext:value-type="float">
            <text:p>127,8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07.87106033008" calcext:value-type="float">
            <text:p>2.207,87</text:p>
          </table:table-cell>
          <table:table-cell table:style-name="ce5" office:value-type="float" office:value="351.448225423635" calcext:value-type="float">
            <text:p>351,45</text:p>
          </table:table-cell>
          <table:table-cell table:style-name="ce5" office:value-type="float" office:value="306.16961969421" calcext:value-type="float">
            <text:p>306,1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816" calcext:value-type="float">
            <text:p>1816</text:p>
          </table:table-cell>
          <table:table-cell table:style-name="ce5" office:value-type="float" office:value="205.935529424221" calcext:value-type="float">
            <text:p>205,9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52.74360476469" calcext:value-type="float">
            <text:p>1.952,74</text:p>
          </table:table-cell>
          <table:table-cell table:style-name="ce5" office:value-type="float" office:value="310.837116774068" calcext:value-type="float">
            <text:p>310,84</text:p>
          </table:table-cell>
          <table:table-cell table:style-name="ce5" office:value-type="float" office:value="272.697593243507" calcext:value-type="float">
            <text:p>272,7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3" calcext:value-type="float">
            <text:p>223</text:p>
          </table:table-cell>
          <table:table-cell table:style-name="ce5" office:value-type="float" office:value="15.1430082637995" calcext:value-type="float">
            <text:p>15,1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756.90950444552" calcext:value-type="float">
            <text:p>2.756,91</text:p>
          </table:table-cell>
          <table:table-cell table:style-name="ce5" office:value-type="float" office:value="438.843993383417" calcext:value-type="float">
            <text:p>438,84</text:p>
          </table:table-cell>
          <table:table-cell table:style-name="ce5" office:value-type="float" office:value="379.613515748846" calcext:value-type="float">
            <text:p>379,61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36" calcext:value-type="float">
            <text:p>1136</text:p>
          </table:table-cell>
          <table:table-cell table:style-name="ce5" office:value-type="float" office:value="35.292554571184" calcext:value-type="float">
            <text:p>35,2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3005.25920360631" calcext:value-type="float">
            <text:p>3.005,26</text:p>
          </table:table-cell>
          <table:table-cell table:style-name="ce5" office:value-type="float" office:value="478.376220886551" calcext:value-type="float">
            <text:p>478,38</text:p>
          </table:table-cell>
          <table:table-cell table:style-name="ce5" office:value-type="float" office:value="416.744928625094" calcext:value-type="float">
            <text:p>416,74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29" calcext:value-type="float">
            <text:p>229</text:p>
          </table:table-cell>
          <table:table-cell table:style-name="ce5" office:value-type="float" office:value="22.1983535337505" calcext:value-type="float">
            <text:p>22,2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790.56788056369" calcext:value-type="float">
            <text:p>2.790,57</text:p>
          </table:table-cell>
          <table:table-cell table:style-name="ce5" office:value-type="float" office:value="444.201723175666" calcext:value-type="float">
            <text:p>444,20</text:p>
          </table:table-cell>
          <table:table-cell table:style-name="ce5" office:value-type="float" office:value="386.973280312544" calcext:value-type="float">
            <text:p>386,9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55" calcext:value-type="float">
            <text:p>555</text:p>
          </table:table-cell>
          <table:table-cell table:style-name="ce5" office:value-type="float" office:value="95.1996354081484" calcext:value-type="float">
            <text:p>95,2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98.190175237" calcext:value-type="float">
            <text:p>2.298,19</text:p>
          </table:table-cell>
          <table:table-cell table:style-name="ce5" office:value-type="float" office:value="365.825193909796" calcext:value-type="float">
            <text:p>365,83</text:p>
          </table:table-cell>
          <table:table-cell table:style-name="ce5" office:value-type="float" office:value="318.694340706693" calcext:value-type="float">
            <text:p>318,6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5" calcext:value-type="float">
            <text:p>1015</text:p>
          </table:table-cell>
          <table:table-cell table:style-name="ce5" office:value-type="float" office:value="177.8733380839" calcext:value-type="float">
            <text:p>177,8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34.42305832286" calcext:value-type="float">
            <text:p>1.934,42</text:p>
          </table:table-cell>
          <table:table-cell table:style-name="ce5" office:value-type="float" office:value="307.920857916626" calcext:value-type="float">
            <text:p>307,92</text:p>
          </table:table-cell>
          <table:table-cell table:style-name="ce5" office:value-type="float" office:value="270.139157558758" calcext:value-type="float">
            <text:p>270,14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7" calcext:value-type="float">
            <text:p>297</text:p>
          </table:table-cell>
          <table:table-cell table:style-name="ce5" office:value-type="float" office:value="28.7179379969972" calcext:value-type="float">
            <text:p>28,7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803.0833917309" calcext:value-type="float">
            <text:p>2.803,08</text:p>
          </table:table-cell>
          <table:table-cell table:style-name="ce5" office:value-type="float" office:value="446.193938332165" calcext:value-type="float">
            <text:p>446,19</text:p>
          </table:table-cell>
          <table:table-cell table:style-name="ce5" office:value-type="float" office:value="385.971443587947" calcext:value-type="float">
            <text:p>385,9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08" calcext:value-type="float">
            <text:p>1108</text:p>
          </table:table-cell>
          <table:table-cell table:style-name="ce5" office:value-type="float" office:value="50.9793891175395" calcext:value-type="float">
            <text:p>50,9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950.07006416402" calcext:value-type="float">
            <text:p>2.950,07</text:p>
          </table:table-cell>
          <table:table-cell table:style-name="ce5" office:value-type="float" office:value="469.591230916734" calcext:value-type="float">
            <text:p>469,59</text:p>
          </table:table-cell>
          <table:table-cell table:style-name="ce5" office:value-type="float" office:value="409.091747178996" calcext:value-type="float">
            <text:p>409,0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4" calcext:value-type="float">
            <text:p>274</text:p>
          </table:table-cell>
          <table:table-cell table:style-name="ce5" office:value-type="float" office:value="19.5643686832562" calcext:value-type="float">
            <text:p>19,5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607.73192515809" calcext:value-type="float">
            <text:p>2.607,73</text:p>
          </table:table-cell>
          <table:table-cell table:style-name="ce5" office:value-type="float" office:value="415.097952930439" calcext:value-type="float">
            <text:p>415,10</text:p>
          </table:table-cell>
          <table:table-cell table:style-name="ce5" office:value-type="float" office:value="361.619075559033" calcext:value-type="float">
            <text:p>361,6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19" calcext:value-type="float">
            <text:p>619</text:p>
          </table:table-cell>
          <table:table-cell table:style-name="ce5" office:value-type="float" office:value="114.896784482832" calcext:value-type="float">
            <text:p>114,90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26.55162816588" calcext:value-type="float">
            <text:p>2.226,55</text:p>
          </table:table-cell>
          <table:table-cell table:style-name="ce5" office:value-type="float" office:value="354.421792374061" calcext:value-type="float">
            <text:p>354,42</text:p>
          </table:table-cell>
          <table:table-cell table:style-name="ce5" office:value-type="float" office:value="308.760089062065" calcext:value-type="float">
            <text:p>308,76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90" calcext:value-type="float">
            <text:p>1090</text:p>
          </table:table-cell>
          <table:table-cell table:style-name="ce5" office:value-type="float" office:value="264.986571688076" calcext:value-type="float">
            <text:p>264,9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85.458402074" calcext:value-type="float">
            <text:p>1.885,46</text:p>
          </table:table-cell>
          <table:table-cell table:style-name="ce5" office:value-type="float" office:value="300.126679236389" calcext:value-type="float">
            <text:p>300,13</text:p>
          </table:table-cell>
          <table:table-cell table:style-name="ce5" office:value-type="float" office:value="263.301319820881" calcext:value-type="float">
            <text:p>263,3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7" calcext:value-type="float">
            <text:p>1057</text:p>
          </table:table-cell>
          <table:table-cell table:style-name="ce5" office:value-type="float" office:value="36.4253467188715" calcext:value-type="float">
            <text:p>36,4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696.32625547691" calcext:value-type="float">
            <text:p>2.696,33</text:p>
          </table:table-cell>
          <table:table-cell table:style-name="ce5" office:value-type="float" office:value="429.20037074486" calcext:value-type="float">
            <text:p>429,20</text:p>
          </table:table-cell>
          <table:table-cell table:style-name="ce5" office:value-type="float" office:value="373.904617458712" calcext:value-type="float">
            <text:p>373,9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31" calcext:value-type="float">
            <text:p>1131</text:p>
          </table:table-cell>
          <table:table-cell table:style-name="ce5" office:value-type="float" office:value="40.2831243609219" calcext:value-type="float">
            <text:p>40,2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3100.53484226029" calcext:value-type="float">
            <text:p>3.100,53</text:p>
          </table:table-cell>
          <table:table-cell table:style-name="ce5" office:value-type="float" office:value="493.542167273855" calcext:value-type="float">
            <text:p>493,54</text:p>
          </table:table-cell>
          <table:table-cell table:style-name="ce5" office:value-type="float" office:value="432.984846135958" calcext:value-type="float">
            <text:p>432,9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39" calcext:value-type="float">
            <text:p>339</text:p>
          </table:table-cell>
          <table:table-cell table:style-name="ce5" office:value-type="float" office:value="46.9379105785238" calcext:value-type="float">
            <text:p>46,9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3088.32612723904" calcext:value-type="float">
            <text:p>3.088,33</text:p>
          </table:table-cell>
          <table:table-cell table:style-name="ce5" office:value-type="float" office:value="491.598787831995" calcext:value-type="float">
            <text:p>491,60</text:p>
          </table:table-cell>
          <table:table-cell table:style-name="ce5" office:value-type="float" office:value="431.279918159358" calcext:value-type="float">
            <text:p>431,2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712" calcext:value-type="float">
            <text:p>1712</text:p>
          </table:table-cell>
          <table:table-cell table:style-name="ce5" office:value-type="float" office:value="219.932091462791" calcext:value-type="float">
            <text:p>219,9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91.21319738802" calcext:value-type="float">
            <text:p>2.291,21</text:p>
          </table:table-cell>
          <table:table-cell table:style-name="ce5" office:value-type="float" office:value="364.7146007561" calcext:value-type="float">
            <text:p>364,71</text:p>
          </table:table-cell>
          <table:table-cell table:style-name="ce5" office:value-type="float" office:value="319.964342994616" calcext:value-type="float">
            <text:p>319,96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12" calcext:value-type="float">
            <text:p>1112</text:p>
          </table:table-cell>
          <table:table-cell table:style-name="ce5" office:value-type="float" office:value="182.513459781517" calcext:value-type="float">
            <text:p>182,5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44.39043359907" calcext:value-type="float">
            <text:p>1.944,39</text:p>
          </table:table-cell>
          <table:table-cell table:style-name="ce5" office:value-type="float" office:value="309.507461598289" calcext:value-type="float">
            <text:p>309,51</text:p>
          </table:table-cell>
          <table:table-cell table:style-name="ce5" office:value-type="float" office:value="273.429904724869" calcext:value-type="float">
            <text:p>273,4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9" calcext:value-type="float">
            <text:p>1129</text:p>
          </table:table-cell>
          <table:table-cell table:style-name="ce5" office:value-type="float" office:value="63.5117871047572" calcext:value-type="float">
            <text:p>63,5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886.62769719275" calcext:value-type="float">
            <text:p>2.886,63</text:p>
          </table:table-cell>
          <table:table-cell table:style-name="ce5" office:value-type="float" office:value="459.492494767987" calcext:value-type="float">
            <text:p>459,49</text:p>
          </table:table-cell>
          <table:table-cell table:style-name="ce5" office:value-type="float" office:value="400.294075196652" calcext:value-type="float">
            <text:p>400,2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81" calcext:value-type="float">
            <text:p>1181</text:p>
          </table:table-cell>
          <table:table-cell table:style-name="ce5" office:value-type="float" office:value="74.1656651304362" calcext:value-type="float">
            <text:p>74,1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634.35194942044" calcext:value-type="float">
            <text:p>2.634,35</text:p>
          </table:table-cell>
          <table:table-cell table:style-name="ce5" office:value-type="float" office:value="419.335320073762" calcext:value-type="float">
            <text:p>419,34</text:p>
          </table:table-cell>
          <table:table-cell table:style-name="ce5" office:value-type="float" office:value="367.883133561644" calcext:value-type="float">
            <text:p>367,8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15" calcext:value-type="float">
            <text:p>1115</text:p>
          </table:table-cell>
          <table:table-cell table:style-name="ce5" office:value-type="float" office:value="69.9293221902658" calcext:value-type="float">
            <text:p>69,9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735.22975929978" calcext:value-type="float">
            <text:p>2.735,23</text:p>
          </table:table-cell>
          <table:table-cell table:style-name="ce5" office:value-type="float" office:value="435.393018326039" calcext:value-type="float">
            <text:p>435,39</text:p>
          </table:table-cell>
          <table:table-cell table:style-name="ce5" office:value-type="float" office:value="381.970562089716" calcext:value-type="float">
            <text:p>381,9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31" calcext:value-type="float">
            <text:p>531</text:p>
          </table:table-cell>
          <table:table-cell table:style-name="ce5" office:value-type="float" office:value="125.047155364646" calcext:value-type="float">
            <text:p>125,0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323.8250159763" calcext:value-type="float">
            <text:p>2.323,83</text:p>
          </table:table-cell>
          <table:table-cell table:style-name="ce5" office:value-type="float" office:value="369.905739847789" calcext:value-type="float">
            <text:p>369,91</text:p>
          </table:table-cell>
          <table:table-cell table:style-name="ce5" office:value-type="float" office:value="324.518532504502" calcext:value-type="float">
            <text:p>324,5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22" calcext:value-type="float">
            <text:p>42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40" calcext:value-type="float">
            <text:p>1040</text:p>
          </table:table-cell>
          <table:table-cell table:style-name="ce5" office:value-type="float" office:value="212.631057687898" calcext:value-type="float">
            <text:p>212,6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31.99381761978" calcext:value-type="float">
            <text:p>1.931,99</text:p>
          </table:table-cell>
          <table:table-cell table:style-name="ce5" office:value-type="float" office:value="307.534172140649" calcext:value-type="float">
            <text:p>307,53</text:p>
          </table:table-cell>
          <table:table-cell table:style-name="ce5" office:value-type="float" office:value="271.686630602782" calcext:value-type="float">
            <text:p>271,6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ce5" office:value-type="float" office:value="102.209182901428" calcext:value-type="float">
            <text:p>102,2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805.83613916947" calcext:value-type="float">
            <text:p>2.805,84</text:p>
          </table:table-cell>
          <table:table-cell table:style-name="ce5" office:value-type="float" office:value="446.632119809203" calcext:value-type="float">
            <text:p>446,63</text:p>
          </table:table-cell>
          <table:table-cell table:style-name="ce5" office:value-type="float" office:value="389.090558361392" calcext:value-type="float">
            <text:p>389,0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29" calcext:value-type="float">
            <text:p>1629</text:p>
          </table:table-cell>
          <table:table-cell table:style-name="ce5" office:value-type="float" office:value="158.521062575244" calcext:value-type="float">
            <text:p>158,5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778.35660206988" calcext:value-type="float">
            <text:p>2.778,36</text:p>
          </table:table-cell>
          <table:table-cell table:style-name="ce5" office:value-type="float" office:value="442.257935681045" calcext:value-type="float">
            <text:p>442,26</text:p>
          </table:table-cell>
          <table:table-cell table:style-name="ce5" office:value-type="float" office:value="387.993158296867" calcext:value-type="float">
            <text:p>387,9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424" calcext:value-type="float">
            <text:p>3424</text:p>
          </table:table-cell>
          <table:table-cell table:style-name="ce5" office:value-type="float" office:value="165.251440670725" calcext:value-type="float">
            <text:p>165,2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700.14850816795" calcext:value-type="float">
            <text:p>2.700,15</text:p>
          </table:table-cell>
          <table:table-cell table:style-name="ce5" office:value-type="float" office:value="429.808795733765" calcext:value-type="float">
            <text:p>429,81</text:p>
          </table:table-cell>
          <table:table-cell table:style-name="ce5" office:value-type="float" office:value="377.07152018361" calcext:value-type="float">
            <text:p>377,07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24" calcext:value-type="float">
            <text:p>624</text:p>
          </table:table-cell>
          <table:table-cell table:style-name="ce5" office:value-type="float" office:value="111.335588007134" calcext:value-type="float">
            <text:p>111,3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286.6289372892" calcext:value-type="float">
            <text:p>2.286,63</text:p>
          </table:table-cell>
          <table:table-cell table:style-name="ce5" office:value-type="float" office:value="363.984879666152" calcext:value-type="float">
            <text:p>363,98</text:p>
          </table:table-cell>
          <table:table-cell table:style-name="ce5" office:value-type="float" office:value="319.324158234722" calcext:value-type="float">
            <text:p>319,3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79" calcext:value-type="float">
            <text:p>1679</text:p>
          </table:table-cell>
          <table:table-cell table:style-name="ce5" office:value-type="float" office:value="188.790312931767" calcext:value-type="float">
            <text:p>188,7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25.76187954359" calcext:value-type="float">
            <text:p>1.925,76</text:p>
          </table:table-cell>
          <table:table-cell table:style-name="ce5" office:value-type="float" office:value="306.542174185162" calcext:value-type="float">
            <text:p>306,54</text:p>
          </table:table-cell>
          <table:table-cell table:style-name="ce5" office:value-type="float" office:value="270.810264310818" calcext:value-type="float">
            <text:p>270,81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34" calcext:value-type="float">
            <text:p>1734</text:p>
          </table:table-cell>
          <table:table-cell table:style-name="ce5" office:value-type="float" office:value="208.277126203934" calcext:value-type="float">
            <text:p>208,28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516.98968034231" calcext:value-type="float">
            <text:p>2.516,99</text:p>
          </table:table-cell>
          <table:table-cell table:style-name="ce5" office:value-type="float" office:value="400.653630757614" calcext:value-type="float">
            <text:p>400,65</text:p>
          </table:table-cell>
          <table:table-cell table:style-name="ce5" office:value-type="float" office:value="351.493676063428" calcext:value-type="float">
            <text:p>351,4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909" calcext:value-type="float">
            <text:p>3909</text:p>
          </table:table-cell>
          <table:table-cell table:style-name="ce5" office:value-type="float" office:value="341.244236413731" calcext:value-type="float">
            <text:p>341,2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317.49710312862" calcext:value-type="float">
            <text:p>2.317,50</text:p>
          </table:table-cell>
          <table:table-cell table:style-name="ce5" office:value-type="float" office:value="368.898464658169" calcext:value-type="float">
            <text:p>368,90</text:p>
          </table:table-cell>
          <table:table-cell table:style-name="ce5" office:value-type="float" office:value="325.898030127462" calcext:value-type="float">
            <text:p>325,90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12" calcext:value-type="float">
            <text:p>3612</text:p>
          </table:table-cell>
          <table:table-cell table:style-name="ce5" office:value-type="float" office:value="215.966651818017" calcext:value-type="float">
            <text:p>215,9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305.60839241455" calcext:value-type="float">
            <text:p>2.305,61</text:p>
          </table:table-cell>
          <table:table-cell table:style-name="ce5" office:value-type="float" office:value="367.006023401925" calcext:value-type="float">
            <text:p>367,01</text:p>
          </table:table-cell>
          <table:table-cell table:style-name="ce5" office:value-type="float" office:value="324.226180183296" calcext:value-type="float">
            <text:p>324,23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08" calcext:value-type="float">
            <text:p>1008</text:p>
          </table:table-cell>
          <table:table-cell table:style-name="ce5" office:value-type="float" office:value="156.346440216461" calcext:value-type="float">
            <text:p>156,35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2197.92296280015" calcext:value-type="float">
            <text:p>2.197,92</text:p>
          </table:table-cell>
          <table:table-cell table:style-name="ce5" office:value-type="float" office:value="349.864690367603" calcext:value-type="float">
            <text:p>349,86</text:p>
          </table:table-cell>
          <table:table-cell table:style-name="ce5" office:value-type="float" office:value="309.082916643772" calcext:value-type="float">
            <text:p>309,0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841" calcext:value-type="float">
            <text:p>1841</text:p>
          </table:table-cell>
          <table:table-cell table:style-name="ce5" office:value-type="float" office:value="247.656119727254" calcext:value-type="float">
            <text:p>247,6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81.64455734312" calcext:value-type="float">
            <text:p>1.881,64</text:p>
          </table:table-cell>
          <table:table-cell table:style-name="ce5" office:value-type="float" office:value="299.519592623953" calcext:value-type="float">
            <text:p>299,52</text:p>
          </table:table-cell>
          <table:table-cell table:style-name="ce5" office:value-type="float" office:value="266.443809389406" calcext:value-type="float">
            <text:p>266,44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57" calcext:value-type="float">
            <text:p>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6" calcext:value-type="float">
            <text:p>2406</text:p>
          </table:table-cell>
          <table:table-cell table:style-name="ce5" office:value-type="float" office:value="303.324858928097" calcext:value-type="float">
            <text:p>303,32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971.80321403924" calcext:value-type="float">
            <text:p>1.971,80</text:p>
          </table:table-cell>
          <table:table-cell table:style-name="ce5" office:value-type="float" office:value="313.871019422262" calcext:value-type="float">
            <text:p>313,87</text:p>
          </table:table-cell>
          <table:table-cell table:style-name="ce5" office:value-type="float" office:value="275.359237898058" calcext:value-type="float">
            <text:p>275,36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252" calcext:value-type="float">
            <text:p>4252</text:p>
          </table:table-cell>
          <table:table-cell table:style-name="ce5" office:value-type="float" office:value="467.1582323463" calcext:value-type="float">
            <text:p>467,1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67.23928671459" calcext:value-type="float">
            <text:p>1.867,24</text:p>
          </table:table-cell>
          <table:table-cell table:style-name="ce5" office:value-type="float" office:value="297.226566146952" calcext:value-type="float">
            <text:p>297,23</text:p>
          </table:table-cell>
          <table:table-cell table:style-name="ce5" office:value-type="float" office:value="262.58052469424" calcext:value-type="float">
            <text:p>262,5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05" calcext:value-type="float">
            <text:p>40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21" calcext:value-type="float">
            <text:p>3621</text:p>
          </table:table-cell>
          <table:table-cell table:style-name="ce5" office:value-type="float" office:value="315.538207290606" calcext:value-type="float">
            <text:p>315,5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853.56811862836" calcext:value-type="float">
            <text:p>1.853,57</text:p>
          </table:table-cell>
          <table:table-cell table:style-name="ce5" office:value-type="float" office:value="295.050393883225" calcext:value-type="float">
            <text:p>295,05</text:p>
          </table:table-cell>
          <table:table-cell table:style-name="ce5" office:value-type="float" office:value="260.658016682113" calcext:value-type="float">
            <text:p>260,66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613" calcext:value-type="float">
            <text:p>61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521" calcext:value-type="float">
            <text:p>2521</text:p>
          </table:table-cell>
          <table:table-cell table:style-name="ce5" office:value-type="float" office:value="454.270897853737" calcext:value-type="float">
            <text:p>454,2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732.35166738848" calcext:value-type="float">
            <text:p>1.732,35</text:p>
          </table:table-cell>
          <table:table-cell table:style-name="ce5" office:value-type="float" office:value="275.755197055002" calcext:value-type="float">
            <text:p>275,76</text:p>
          </table:table-cell>
          <table:table-cell table:style-name="ce5" office:value-type="float" office:value="243.611953226505" calcext:value-type="float">
            <text:p>243,61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72" calcext:value-type="float">
            <text:p>1672</text:p>
          </table:table-cell>
          <table:table-cell table:style-name="ce5" office:value-type="float" office:value="214.813046760613" calcext:value-type="float">
            <text:p>214,81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773.83592017738" calcext:value-type="float">
            <text:p>1.773,84</text:p>
          </table:table-cell>
          <table:table-cell table:style-name="ce5" office:value-type="float" office:value="282.358647450111" calcext:value-type="float">
            <text:p>282,36</text:p>
          </table:table-cell>
          <table:table-cell table:style-name="ce5" office:value-type="float" office:value="251.177937915743" calcext:value-type="float">
            <text:p>251,18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2]*2"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572" calcext:value-type="float">
            <text:p>1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70" calcext:value-type="float">
            <text:p>5370</text:p>
          </table:table-cell>
          <table:table-cell table:style-name="ce5" office:value-type="float" office:value="1049.06515899526" calcext:value-type="float">
            <text:p>1.049,07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357.6349998303" calcext:value-type="float">
            <text:p>1.357,63</text:p>
          </table:table-cell>
          <table:table-cell table:style-name="ce5" office:value-type="float" office:value="216.107915012049" calcext:value-type="float">
            <text:p>216,11</text:p>
          </table:table-cell>
          <table:table-cell table:style-name="ce5" office:value-type="float" office:value="189.591606421614" calcext:value-type="float">
            <text:p>189,59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759" calcext:value-type="float">
            <text:p>175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652" calcext:value-type="float">
            <text:p>5652</text:p>
          </table:table-cell>
          <table:table-cell table:style-name="ce5" office:value-type="float" office:value="1145.03274532733" calcext:value-type="float">
            <text:p>1.145,03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1260.04095133092" calcext:value-type="float">
            <text:p>1.260,04</text:p>
          </table:table-cell>
          <table:table-cell table:style-name="ce5" office:value-type="float" office:value="200.572924870058" calcext:value-type="float">
            <text:p>200,57</text:p>
          </table:table-cell>
          <table:table-cell table:style-name="ce5" office:value-type="float" office:value="178.423767522444" calcext:value-type="float">
            <text:p>178,42</text:p>
          </table:table-cell>
          <table:table-cell table:style-name="ce5" office:value-type="float" office:value="163" calcext:value-type="float">
            <text:p>163,00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.98891019671985" calcext:value-type="float">
            <text:p>5.9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93.34649673907" calcext:value-type="float">
            <text:p>2,393.35</text:p>
          </table:table-cell>
          <table:table-cell office:value-type="float" office:value="380.972147430144" calcext:value-type="float">
            <text:p>380.97</text:p>
          </table:table-cell>
          <table:table-cell office:value-type="float" office:value="322.540836474601" calcext:value-type="float">
            <text:p>322.54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7.5898455718065" calcext:value-type="float">
            <text:p>17.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99.23746541602" calcext:value-type="float">
            <text:p>2,699.24</text:p>
          </table:table-cell>
          <table:table-cell office:value-type="float" office:value="429.663776233214" calcext:value-type="float">
            <text:p>429.66</text:p>
          </table:table-cell>
          <table:table-cell office:value-type="float" office:value="366.400398137526" calcext:value-type="float">
            <text:p>366.40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14.1620090664911" calcext:value-type="float">
            <text:p>14.1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06.30451783673" calcext:value-type="float">
            <text:p>2,406.30</text:p>
          </table:table-cell>
          <table:table-cell office:value-type="float" office:value="383.034801179089" calcext:value-type="float">
            <text:p>383.03</text:p>
          </table:table-cell>
          <table:table-cell office:value-type="float" office:value="326.637039042291" calcext:value-type="float">
            <text:p>326.64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float" office:value="13.1099650580913" calcext:value-type="float">
            <text:p>13.1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51.69445938677" calcext:value-type="float">
            <text:p>2,151.69</text:p>
          </table:table-cell>
          <table:table-cell office:value-type="float" office:value="342.506051640667" calcext:value-type="float">
            <text:p>342.51</text:p>
          </table:table-cell>
          <table:table-cell office:value-type="float" office:value="292.07571274879" calcext:value-type="float">
            <text:p>292.08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735" calcext:value-type="float">
            <text:p>1735</text:p>
          </table:table-cell>
          <table:table-cell office:value-type="float" office:value="123.093020272716" calcext:value-type="float">
            <text:p>123.0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50.05318902918" calcext:value-type="float">
            <text:p>1,850.05</text:p>
          </table:table-cell>
          <table:table-cell office:value-type="float" office:value="294.490888488044" calcext:value-type="float">
            <text:p>294.49</text:p>
          </table:table-cell>
          <table:table-cell office:value-type="float" office:value="251.130266870173" calcext:value-type="float">
            <text:p>251.13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14.8276768912059" calcext:value-type="float">
            <text:p>14.8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23.97778899546" calcext:value-type="float">
            <text:p>2,523.98</text:p>
          </table:table-cell>
          <table:table-cell office:value-type="float" office:value="401.765995709238" calcext:value-type="float">
            <text:p>401.77</text:p>
          </table:table-cell>
          <table:table-cell office:value-type="float" office:value="342.610266279657" calcext:value-type="float">
            <text:p>342.61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99" calcext:value-type="float">
            <text:p>399</text:p>
          </table:table-cell>
          <table:table-cell office:value-type="float" office:value="24.8491417105299" calcext:value-type="float">
            <text:p>24.8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47.41966893866" calcext:value-type="float">
            <text:p>1,947.42</text:p>
          </table:table-cell>
          <table:table-cell office:value-type="float" office:value="309.989654333009" calcext:value-type="float">
            <text:p>309.99</text:p>
          </table:table-cell>
          <table:table-cell office:value-type="float" office:value="264.347005842259" calcext:value-type="float">
            <text:p>264.35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03" calcext:value-type="float">
            <text:p>403</text:p>
          </table:table-cell>
          <table:table-cell office:value-type="float" office:value="22.9197429686722" calcext:value-type="float">
            <text:p>22.9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64.62269020337" calcext:value-type="float">
            <text:p>2,064.62</text:p>
          </table:table-cell>
          <table:table-cell office:value-type="float" office:value="328.645994631981" calcext:value-type="float">
            <text:p>328.65</text:p>
          </table:table-cell>
          <table:table-cell office:value-type="float" office:value="280.25640033034" calcext:value-type="float">
            <text:p>280.26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536" calcext:value-type="float">
            <text:p>536</text:p>
          </table:table-cell>
          <table:table-cell office:value-type="float" office:value="70.2130766622394" calcext:value-type="float">
            <text:p>70.2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99.77577186224" calcext:value-type="float">
            <text:p>2,299.78</text:p>
          </table:table-cell>
          <table:table-cell office:value-type="float" office:value="366.077588685103" calcext:value-type="float">
            <text:p>366.08</text:p>
          </table:table-cell>
          <table:table-cell office:value-type="float" office:value="312.176594032082" calcext:value-type="float">
            <text:p>312.18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office:value-type="float" office:value="877" calcext:value-type="float">
            <text:p>877</text:p>
          </table:table-cell>
          <table:table-cell office:value-type="float" office:value="167.108619884643" calcext:value-type="float">
            <text:p>167.1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24.09447303863" calcext:value-type="float">
            <text:p>1,924.09</text:p>
          </table:table-cell>
          <table:table-cell office:value-type="float" office:value="306.276756938766" calcext:value-type="float">
            <text:p>306.28</text:p>
          </table:table-cell>
          <table:table-cell office:value-type="float" office:value="261.180792726923" calcext:value-type="float">
            <text:p>261.18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float" office:value="225.44077795552" calcext:value-type="float">
            <text:p>225.4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93.72197309417" calcext:value-type="float">
            <text:p>1,793.72</text:p>
          </table:table-cell>
          <table:table-cell office:value-type="float" office:value="285.524103139013" calcext:value-type="float">
            <text:p>285.52</text:p>
          </table:table-cell>
          <table:table-cell office:value-type="float" office:value="245.235426008969" calcext:value-type="float">
            <text:p>245.24</text:p>
          </table:table-cell>
          <table:table-cell office:value-type="float" office:value="163" calcext:value-type="float">
            <text:p>163.00</text:p>
          </table:table-cell>
          <table:table-cell table:number-columns-repeated="1009"/>
        </table:table-row>
        <table:table-row table:style-name="ro1" table:number-rows-repeated="3">
          <table:table-cell table:style-name="Default" table:number-columns-repeated="9"/>
          <table:table-cell table:style-name="ce5"/>
          <table:table-cell table:style-name="ce7"/>
          <table:table-cell table:style-name="ce5" table:number-columns-repeated="4"/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8" calcext:value-type="float">
            <text:p>858</text:p>
          </table:table-cell>
          <table:table-cell table:style-name="ce5" office:value-type="float" office:value="105.94294318562" calcext:value-type="float">
            <text:p>105,94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office:value-type="float" office:value="4112.01118467042" calcext:value-type="float">
            <text:p>4.112,01</text:p>
          </table:table-cell>
          <table:table-cell table:style-name="ce5" office:value-type="float" office:value="653.384120954809" calcext:value-type="float">
            <text:p>653,38</text:p>
          </table:table-cell>
          <table:table-cell table:style-name="ce5" office:value-type="float" office:value="554.1577573091" calcext:value-type="float">
            <text:p>554,16</text:p>
          </table:table-cell>
          <table:table-cell table:style-name="ce5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56.474284976854" calcext:value-type="float">
            <text:p>156.4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816.28408418723" calcext:value-type="float">
            <text:p>3,816.28</text:p>
          </table:table-cell>
          <table:table-cell office:value-type="float" office:value="606.394124353617" calcext:value-type="float">
            <text:p>606.39</text:p>
          </table:table-cell>
          <table:table-cell office:value-type="float" office:value="514.303909783044" calcext:value-type="float">
            <text:p>514.30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366.405763525458" calcext:value-type="float">
            <text:p>366.4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15.39155602948" calcext:value-type="float">
            <text:p>3,515.39</text:p>
          </table:table-cell>
          <table:table-cell office:value-type="float" office:value="559.439881403139" calcext:value-type="float">
            <text:p>559.44</text:p>
          </table:table-cell>
          <table:table-cell office:value-type="float" office:value="473.753940168036" calcext:value-type="float">
            <text:p>473.75</text:p>
          </table:table-cell>
          <table:table-cell office:value-type="float" office:value="162.959496666667" calcext:value-type="float">
            <text:p>162.96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494.778038958643" calcext:value-type="float">
            <text:p>494.7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09.6691985636" calcext:value-type="float">
            <text:p>3,309.67</text:p>
          </table:table-cell>
          <table:table-cell office:value-type="float" office:value="526.790398520371" calcext:value-type="float">
            <text:p>526.79</text:p>
          </table:table-cell>
          <table:table-cell office:value-type="float" office:value="446.029638087673" calcext:value-type="float">
            <text:p>446.03</text:p>
          </table:table-cell>
          <table:table-cell office:value-type="float" office:value="162.987095" calcext:value-type="float">
            <text:p>162.99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9.958580600924" calcext:value-type="float">
            <text:p>59.9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35.1487486227" calcext:value-type="float">
            <text:p>3,935.15</text:p>
          </table:table-cell>
          <table:table-cell office:value-type="float" office:value="625.281301648827" calcext:value-type="float">
            <text:p>625.28</text:p>
          </table:table-cell>
          <table:table-cell office:value-type="float" office:value="530.322780576106" calcext:value-type="float">
            <text:p>530.32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455.24559876832" calcext:value-type="float">
            <text:p>455.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04.74726945257" calcext:value-type="float">
            <text:p>3,304.75</text:p>
          </table:table-cell>
          <table:table-cell office:value-type="float" office:value="525.112722863894" calcext:value-type="float">
            <text:p>525.11</text:p>
          </table:table-cell>
          <table:table-cell office:value-type="float" office:value="445.366331234819" calcext:value-type="float">
            <text:p>445.37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953.046069849393" calcext:value-type="float">
            <text:p>953.0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42.332398330187" calcext:value-type="float">
            <text:p>942.33</text:p>
          </table:table-cell>
          <table:table-cell office:value-type="float" office:value="149.994127600445" calcext:value-type="float">
            <text:p>149.99</text:p>
          </table:table-cell>
          <table:table-cell office:value-type="float" office:value="126.994014618717" calcext:value-type="float">
            <text:p>126.99</text:p>
          </table:table-cell>
          <table:table-cell office:value-type="float" office:value="162.993426666667" calcext:value-type="float">
            <text:p>162.9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 office:value-type="float" office:value="189.162814483761" calcext:value-type="float">
            <text:p>189.1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74.2980993152" calcext:value-type="float">
            <text:p>3,074.30</text:p>
          </table:table-cell>
          <table:table-cell office:value-type="float" office:value="489.349050702381" calcext:value-type="float">
            <text:p>489.35</text:p>
          </table:table-cell>
          <table:table-cell office:value-type="float" office:value="414.309704790525" calcext:value-type="float">
            <text:p>414.31</text:p>
          </table:table-cell>
          <table:table-cell office:value-type="float" office:value="162.9944175" calcext:value-type="float">
            <text:p>162.99</text:p>
          </table:table-cell>
          <table:table-cell table:number-columns-repeated="100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4:58:49.96671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36:40.125202610</meta:creation-date>
    <dc:date>2020-10-01T18:19:28.157747286</dc:date>
    <meta:editing-duration>PT34M48S</meta:editing-duration>
    <meta:editing-cycles>8</meta:editing-cycles>
    <meta:generator>LibreOffice/6.0.7.3$Linux_X86_64 LibreOffice_project/00m0$Build-3</meta:generator>
    <meta:document-statistic meta:table-count="2" meta:cell-count="2524" meta:object-count="0"/>
  </office:meta>
</office:document-meta>
</file>